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3a9102" officeooo:paragraph-rsid="003a9102" style:font-weight-asian="bold" style:font-weight-complex="bold"/>
    </style:style>
    <style:style style:name="P3" style:family="paragraph" style:parent-style-name="Preformatted_20_Text">
      <style:text-properties officeooo:paragraph-rsid="00064966"/>
    </style:style>
    <style:style style:name="P4" style:family="paragraph" style:parent-style-name="Preformatted_20_Text">
      <style:text-properties fo:font-weight="normal" officeooo:rsid="0038ebe0" officeooo:paragraph-rsid="0038ebe0" style:font-weight-asian="normal" style:font-weight-complex="normal"/>
    </style:style>
    <style:style style:name="P5" style:family="paragraph" style:parent-style-name="Preformatted_20_Text">
      <style:text-properties officeooo:paragraph-rsid="0008d7a4"/>
    </style:style>
    <style:style style:name="P6" style:family="paragraph" style:parent-style-name="Preformatted_20_Text">
      <style:text-properties officeooo:paragraph-rsid="0036eeae"/>
    </style:style>
    <style:style style:name="P7" style:family="paragraph" style:parent-style-name="Preformatted_20_Text">
      <style:text-properties officeooo:paragraph-rsid="0036f0c4"/>
    </style:style>
    <style:style style:name="P8" style:family="paragraph" style:parent-style-name="Preformatted_20_Text">
      <style:text-properties officeooo:paragraph-rsid="0038ebe0"/>
    </style:style>
    <style:style style:name="P9" style:family="paragraph" style:parent-style-name="Preformatted_20_Text">
      <style:text-properties officeooo:rsid="00352d0b" officeooo:paragraph-rsid="00064966"/>
    </style:style>
    <style:style style:name="P10" style:family="paragraph" style:parent-style-name="Preformatted_20_Text">
      <style:text-properties officeooo:rsid="0038f7b3" officeooo:paragraph-rsid="0038f7b3"/>
    </style:style>
    <style:style style:name="P11" style:family="paragraph" style:parent-style-name="Preformatted_20_Text">
      <style:text-properties officeooo:rsid="003a9102" officeooo:paragraph-rsid="003a9102"/>
    </style:style>
    <style:style style:name="P12" style:family="paragraph" style:parent-style-name="Preformatted_20_Text">
      <style:text-properties officeooo:paragraph-rsid="003a9102"/>
    </style:style>
    <style:style style:name="P13" style:family="paragraph" style:parent-style-name="Preformatted_20_Text">
      <style:text-properties officeooo:paragraph-rsid="003cd96f"/>
    </style:style>
    <style:style style:name="P14" style:family="paragraph" style:parent-style-name="Preformatted_20_Text">
      <style:text-properties style:font-name="Liberation Mono" fo:font-size="10pt" officeooo:rsid="003a9102" officeooo:paragraph-rsid="0038f7b3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8d7a4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37e90" officeooo:paragraph-rsid="00147da1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0f0055" officeooo:paragraph-rsid="00147da1" style:font-weight-asian="bold" style:font-weight-complex="bold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0f0055" officeooo:paragraph-rsid="000e7c5d" style:font-weight-asian="bold" style:font-weight-complex="bold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064966" officeooo:paragraph-rsid="00147da1" style:font-weight-asian="normal" style:font-weight-complex="normal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86f8a" officeooo:paragraph-rsid="002a33f5" style:font-weight-asian="normal" style:font-weight-complex="normal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fo:font-weight="bold" officeooo:rsid="00147da1" officeooo:paragraph-rsid="00147da1" style:font-weight-asian="bold" style:font-weight-complex="bold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3eb9f7" officeooo:paragraph-rsid="003eb9f7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3eb9f7" officeooo:paragraph-rsid="004073ce"/>
    </style:style>
    <style:style style:name="P2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3eb9f7" officeooo:paragraph-rsid="00415db6"/>
    </style:style>
    <style:style style:name="P2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11ca" officeooo:paragraph-rsid="004111ca"/>
    </style:style>
    <style:style style:name="P2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11ca" officeooo:paragraph-rsid="00415db6"/>
    </style:style>
    <style:style style:name="P3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5db6" officeooo:paragraph-rsid="00415db6"/>
    </style:style>
    <style:style style:name="P31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3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officeooo:paragraph-rsid="0008d7a4"/>
    </style:style>
    <style:style style:name="P3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rsid="0015ed1a" officeooo:paragraph-rsid="0015ed1a"/>
    </style:style>
    <style:style style:name="P34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paragraph-rsid="003eb9f7"/>
    </style:style>
    <style:style style:name="P3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fo:font-weight="bold" officeooo:rsid="0019315b" officeooo:paragraph-rsid="0019315b" style:font-weight-asian="bold" style:font-weight-complex="bold"/>
    </style:style>
    <style:style style:name="P36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officeooo:paragraph-rsid="0008d7a4"/>
    </style:style>
    <style:style style:name="P37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1887c" style:font-weight-asian="normal" style:font-weight-complex="normal"/>
    </style:style>
    <style:style style:name="P38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37e90" style:font-weight-asian="normal" style:font-weight-complex="normal"/>
    </style:style>
    <style:style style:name="P39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47da1" officeooo:paragraph-rsid="0005381b" style:font-weight-asian="bold" style:font-weight-complex="bold"/>
    </style:style>
    <style:style style:name="P40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  <style:text-properties officeooo:paragraph-rsid="00064966"/>
    </style:style>
    <style:style style:name="P41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25in" style:auto-text-indent="false" fo:background-color="transparent"/>
    </style:style>
    <style:style style:name="P42" style:family="paragraph" style:parent-style-name="Preformatted_20_Text" style:master-page-name="">
      <loext:graphic-properties draw:fill="none"/>
      <style:paragraph-properties fo:margin-left="0.3752in" fo:margin-right="0in" fo:margin-top="0in" fo:margin-bottom="0in" style:contextual-spacing="false" fo:text-indent="-0.25in" style:auto-text-indent="false" style:page-number="auto" fo:background-color="transparent"/>
    </style:style>
    <style:style style:name="P43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1252in" style:auto-text-indent="false" fo:background-color="transparent"/>
      <style:text-properties officeooo:paragraph-rsid="00064966"/>
    </style:style>
    <style:style style:name="P44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paragraph-rsid="00064966"/>
    </style:style>
    <style:style style:name="P45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0dd3f"/>
    </style:style>
    <style:style style:name="P46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37e90"/>
    </style:style>
    <style:style style:name="P47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2a586"/>
    </style:style>
    <style:style style:name="P48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37e90"/>
    </style:style>
    <style:style style:name="P49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50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a81e2"/>
    </style:style>
    <style:style style:name="P51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52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fo:font-weight="normal" officeooo:paragraph-rsid="000bab6a" style:font-weight-asian="normal" style:font-weight-complex="normal"/>
    </style:style>
    <style:style style:name="P53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fo:font-weight="normal" officeooo:rsid="0012a586" officeooo:paragraph-rsid="0012a586" style:font-weight-asian="normal" style:font-weight-complex="normal"/>
    </style:style>
    <style:style style:name="P54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fo:font-weight="normal" officeooo:rsid="00137e90" officeooo:paragraph-rsid="00137e90" style:font-weight-asian="normal" style:font-weight-complex="normal"/>
    </style:style>
    <style:style style:name="P55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paragraph-rsid="00064966"/>
    </style:style>
    <style:style style:name="P56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0dd3f"/>
    </style:style>
    <style:style style:name="P57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37e90"/>
    </style:style>
    <style:style style:name="P58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59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60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61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10dd3f" officeooo:paragraph-rsid="0011887c"/>
    </style:style>
    <style:style style:name="P62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010dd3f" officeooo:paragraph-rsid="00147da1" style:font-weight-asian="bold" style:font-weight-complex="bold"/>
    </style:style>
    <style:style style:name="P63" style:family="paragraph" style:parent-style-name="Preformatted_20_Text">
      <loext:graphic-properties draw:fill="none"/>
      <style:paragraph-properties fo:margin-left="0.1252in" fo:margin-right="0in" fo:margin-top="0.0398in" fo:margin-bottom="0.0398in" style:contextual-spacing="false" fo:text-indent="0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64" style:family="paragraph" style:parent-style-name="Preformatted_20_Text" style:master-page-name="">
      <loext:graphic-properties draw:fill="none"/>
      <style:paragraph-properties fo:margin-left="0.1252in" fo:margin-right="0in" fo:margin-top="0.0398in" fo:margin-bottom="0.0398in" style:contextual-spacing="false" fo:text-indent="0in" style:auto-text-indent="false" style:page-number="auto" fo:background-color="transparent"/>
      <style:text-properties officeooo:rsid="0012a586" officeooo:paragraph-rsid="00137e90"/>
    </style:style>
    <style:style style:name="P6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2683b2"/>
    </style:style>
    <style:style style:name="P6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27f164"/>
    </style:style>
    <style:style style:name="P6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paragraph-rsid="002683b2"/>
    </style:style>
    <style:style style:name="P6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2f069" officeooo:paragraph-rsid="0022f069"/>
    </style:style>
    <style:style style:name="P6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2f069" officeooo:paragraph-rsid="0022f069" style:font-weight-asian="normal" style:font-weight-complex="normal"/>
    </style:style>
    <style:style style:name="P7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2f069" officeooo:paragraph-rsid="0022f069" style:font-weight-asian="normal" style:font-weight-complex="normal"/>
    </style:style>
    <style:style style:name="P7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2f069" officeooo:paragraph-rsid="00243a1f" style:font-weight-asian="normal" style:font-weight-complex="normal"/>
    </style:style>
    <style:style style:name="P7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86f8a" officeooo:paragraph-rsid="00286f8a" style:font-weight-asian="normal" style:font-weight-complex="normal"/>
    </style:style>
    <style:style style:name="P7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a33f5" officeooo:paragraph-rsid="002a33f5" style:font-weight-asian="normal" style:font-weight-complex="normal"/>
    </style:style>
    <style:style style:name="P7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5d92a" officeooo:paragraph-rsid="002f89d1" style:font-weight-asian="normal" style:font-weight-complex="normal"/>
    </style:style>
    <style:style style:name="P7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25d92a"/>
    </style:style>
    <style:style style:name="P7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2f89d1"/>
    </style:style>
    <style:style style:name="P7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338647"/>
    </style:style>
    <style:style style:name="P7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7f164" officeooo:paragraph-rsid="0027f164"/>
    </style:style>
    <style:style style:name="P7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8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badc4" officeooo:paragraph-rsid="002badc4"/>
    </style:style>
    <style:style style:name="P8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1887c" officeooo:paragraph-rsid="0011887c"/>
    </style:style>
    <style:style style:name="P8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22f069" officeooo:paragraph-rsid="0022f069" style:font-weight-asian="bold" style:font-weight-complex="bold"/>
    </style:style>
    <style:style style:name="P8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weight="normal" officeooo:rsid="00286f8a" officeooo:paragraph-rsid="00286f8a" style:font-name-asian="Noto Sans Mono CJK SC" style:font-size-asian="10pt" style:font-weight-asian="normal" style:font-name-complex="Liberation Mono" style:font-size-complex="10pt" style:font-weight-complex="normal"/>
    </style:style>
    <style:style style:name="P8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normal" officeooo:rsid="0022f069" officeooo:paragraph-rsid="0025d92a" style:font-name-asian="Noto Sans Mono CJK SC" style:font-size-asian="10pt" style:font-weight-asian="normal" style:font-name-complex="Liberation Mono" style:font-size-complex="10pt" style:font-weight-complex="normal"/>
    </style:style>
    <style:style style:name="P8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weight="normal" officeooo:rsid="0022f069" officeooo:paragraph-rsid="002c5bb0" style:font-name-asian="Noto Sans Mono CJK SC" style:font-size-asian="10pt" style:font-weight-asian="normal" style:font-name-complex="Liberation Mono" style:font-size-complex="10pt" style:font-weight-complex="normal"/>
    </style:style>
    <style:style style:name="P8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officeooo:rsid="002683b2" officeooo:paragraph-rsid="002683b2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officeooo:rsid="002683b2" officeooo:paragraph-rsid="0027f164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bold" officeooo:rsid="00243a1f" officeooo:paragraph-rsid="002f89d1" style:font-name-asian="Noto Sans Mono CJK SC" style:font-size-asian="10pt" style:font-weight-asian="bold" style:font-name-complex="Liberation Mono" style:font-size-complex="10pt" style:font-weight-complex="bold"/>
    </style:style>
    <style:style style:name="P8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bold" officeooo:rsid="00243a1f" officeooo:paragraph-rsid="0030aca1" style:font-name-asian="Noto Sans Mono CJK SC" style:font-size-asian="10pt" style:font-weight-asian="bold" style:font-name-complex="Liberation Mono" style:font-size-complex="10pt" style:font-weight-complex="bold"/>
    </style:style>
    <style:style style:name="P90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normal" officeooo:rsid="0022f069" officeooo:paragraph-rsid="0022f069" style:font-weight-asian="normal" style:font-weight-complex="normal"/>
    </style:style>
    <style:style style:name="P91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normal" officeooo:rsid="003bf029" officeooo:paragraph-rsid="003bf029" style:font-weight-asian="normal" style:font-weight-complex="normal"/>
    </style:style>
    <style:style style:name="P92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style:font-name="Liberation Mono" fo:font-size="10pt" officeooo:rsid="002c5bb0" officeooo:paragraph-rsid="002c5bb0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94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bab6a"/>
    </style:style>
    <style:style style:name="P95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d3d0b"/>
    </style:style>
    <style:style style:name="P96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style:font-name="Liberation Mono" fo:font-size="10pt" fo:font-weight="normal" officeooo:rsid="0022018c" officeooo:paragraph-rsid="0022018c" style:font-name-asian="Noto Sans Mono CJK SC" style:font-size-asian="10pt" style:font-weight-asian="normal" style:font-name-complex="Liberation Mono" style:font-size-complex="10pt" style:font-weight-complex="normal"/>
    </style:style>
    <style:style style:name="P97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bad22"/>
    </style:style>
    <style:style style:name="P98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d0d75"/>
    </style:style>
    <style:style style:name="P99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1522"/>
    </style:style>
    <style:style style:name="P100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ad22"/>
    </style:style>
    <style:style style:name="P101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d0d75"/>
    </style:style>
    <style:style style:name="P102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bad22"/>
    </style:style>
    <style:style style:name="P103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9315b" officeooo:paragraph-rsid="0019315b" style:font-weight-asian="bold" style:font-weight-complex="bold"/>
    </style:style>
    <style:style style:name="P104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b1522" officeooo:paragraph-rsid="001b1522" style:font-weight-asian="bold" style:font-weight-complex="bold"/>
    </style:style>
    <style:style style:name="P105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1bad22" officeooo:paragraph-rsid="001bad22" style:font-weight-asian="bold" style:font-weight-complex="bold"/>
    </style:style>
    <style:style style:name="P106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19315b" officeooo:paragraph-rsid="0019315b" style:font-weight-asian="normal" style:font-weight-complex="normal"/>
    </style:style>
    <style:style style:name="P107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1b1522" officeooo:paragraph-rsid="001b1522" style:font-weight-asian="normal" style:font-weight-complex="normal"/>
    </style:style>
    <style:style style:name="P108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1522" officeooo:paragraph-rsid="001bad22" style:font-weight-asian="normal" style:font-weight-complex="normal"/>
    </style:style>
    <style:style style:name="P109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ad22" officeooo:paragraph-rsid="001bad22" style:font-weight-asian="normal" style:font-weight-complex="normal"/>
    </style:style>
    <style:style style:name="P110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ad22" officeooo:paragraph-rsid="0022f069" style:font-weight-asian="normal" style:font-weight-complex="normal"/>
    </style:style>
    <style:style style:name="P111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rsid="0019315b" officeooo:paragraph-rsid="0019315b"/>
    </style:style>
    <style:style style:name="P112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9315b"/>
    </style:style>
    <style:style style:name="P113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bad22"/>
    </style:style>
    <style:style style:name="P114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1b1522" officeooo:paragraph-rsid="001b1522"/>
    </style:style>
    <style:style style:name="P115" style:family="paragraph" style:parent-style-name="Preformatted_20_Text" style:master-page-name="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style:page-number="auto" fo:background-color="transparent"/>
      <style:text-properties fo:font-weight="normal" officeooo:rsid="0022018c" officeooo:paragraph-rsid="0022018c" style:font-weight-asian="normal" style:font-weight-complex="normal"/>
    </style:style>
    <style:style style:name="P116" style:family="paragraph" style:parent-style-name="Preformatted_20_Text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117" style:family="paragraph" style:parent-style-name="Preformatted_20_Text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fo:background-color="transparent"/>
      <style:text-properties fo:font-weight="normal" officeooo:rsid="0027f164" officeooo:paragraph-rsid="0027f164" style:font-weight-asian="normal" style:font-weight-complex="normal"/>
    </style:style>
    <style:style style:name="P118" style:family="paragraph" style:parent-style-name="Preformatted_20_Text">
      <style:paragraph-properties fo:keep-with-next="always"/>
    </style:style>
    <style:style style:name="P119" style:family="paragraph" style:parent-style-name="Preformatted_20_Text">
      <style:paragraph-properties fo:keep-together="always" fo:keep-with-next="always"/>
    </style:style>
    <style:style style:name="P120" style:family="paragraph" style:parent-style-name="Preformatted_20_Text">
      <style:paragraph-properties fo:margin-top="0.0398in" fo:margin-bottom="0.0398in" style:contextual-spacing="false"/>
      <style:text-properties fo:font-weight="normal" officeooo:rsid="00137e90" officeooo:paragraph-rsid="00137e90" style:font-weight-asian="normal" style:font-weight-complex="normal"/>
    </style:style>
    <style:style style:name="P121" style:family="paragraph" style:parent-style-name="Preformatted_20_Text">
      <loext:graphic-properties draw:fill="none"/>
      <style:paragraph-properties fo:margin-left="0.9846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d0d75" officeooo:paragraph-rsid="001bad22" style:font-weight-asian="normal" style:font-weight-complex="normal"/>
    </style:style>
    <style:style style:name="P122" style:family="paragraph" style:parent-style-name="Preformatted_20_Text">
      <style:text-properties fo:font-weight="bold" style:font-weight-asian="bold" style:font-weight-complex="bold"/>
    </style:style>
    <style:style style:name="P123" style:family="paragraph" style:parent-style-name="Preformatted_20_Text">
      <style:text-properties officeooo:paragraph-rsid="00064966"/>
    </style:style>
    <style:style style:name="P124" style:family="paragraph" style:parent-style-name="Preformatted_20_Text">
      <style:text-properties officeooo:paragraph-rsid="0038ebe0"/>
    </style:style>
    <style:style style:name="P125" style:family="paragraph" style:parent-style-name="Preformatted_20_Text">
      <style:text-properties officeooo:paragraph-rsid="003cd96f"/>
    </style:style>
    <style:style style:name="P126" style:family="paragraph" style:parent-style-name="Preformatted_20_Text">
      <style:text-properties officeooo:rsid="003eb9f7" officeooo:paragraph-rsid="003eb9f7"/>
    </style:style>
    <style:style style:name="P127" style:family="paragraph" style:parent-style-name="Preformatted_20_Text">
      <style:text-properties officeooo:rsid="0043987e" officeooo:paragraph-rsid="0043987e"/>
    </style:style>
    <style:style style:name="P12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2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44b664" officeooo:paragraph-rsid="0044b664" style:font-weight-asian="bold" style:font-weight-complex="bold"/>
    </style:style>
    <style:style style:name="P13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43987e" officeooo:paragraph-rsid="0043987e" style:font-weight-asian="bold" style:font-weight-complex="bold"/>
    </style:style>
    <style:style style:name="P13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weight="normal" officeooo:rsid="003eb9f7" officeooo:paragraph-rsid="003eb9f7" style:font-name-asian="Noto Sans Mono CJK SC" style:font-size-asian="10pt" style:font-weight-asian="normal" style:font-name-complex="Liberation Mono" style:font-size-complex="10pt" style:font-weight-complex="normal"/>
    </style:style>
    <style:style style:name="P13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073ce" officeooo:paragraph-rsid="004073c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073ce" officeooo:paragraph-rsid="004111c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073ce" officeooo:paragraph-rsid="003eb9f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111ca" officeooo:paragraph-rsid="004111c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111ca" officeooo:paragraph-rsid="00415db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111ca" officeooo:paragraph-rsid="00420fc3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15db6" officeooo:paragraph-rsid="00415db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20fc3" officeooo:paragraph-rsid="00420fc3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5da76" officeooo:paragraph-rsid="0045da7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bold" officeooo:rsid="0045da76" officeooo:paragraph-rsid="0045da76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bold" officeooo:rsid="0046f8d0" officeooo:paragraph-rsid="0046f8d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</style:style>
    <style:style style:name="P14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38ebe0"/>
    </style:style>
    <style:style style:name="P14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11ca" officeooo:paragraph-rsid="004111ca"/>
    </style:style>
    <style:style style:name="P14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11ca" officeooo:paragraph-rsid="0043987e"/>
    </style:style>
    <style:style style:name="P14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4b664" officeooo:paragraph-rsid="0044b664"/>
    </style:style>
    <style:style style:name="P14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fo:font-weight="bold" officeooo:rsid="003eb9f7" officeooo:paragraph-rsid="003eb9f7" style:font-weight-asian="bold" style:font-weight-complex="bold"/>
    </style:style>
    <style:style style:name="P14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keep-together="always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43987e" officeooo:paragraph-rsid="0043987e"/>
    </style:style>
    <style:style style:name="P15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keep-together="always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4111ca" officeooo:paragraph-rsid="0043987e"/>
    </style:style>
    <style:style style:name="P151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</style:style>
    <style:style style:name="P15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44b664" officeooo:paragraph-rsid="0044b664"/>
    </style:style>
    <style:style style:name="P15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keep-together="always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fo:font-weight="bold" officeooo:rsid="0043987e" officeooo:paragraph-rsid="0043987e" style:font-weight-asian="bold" style:font-weight-complex="bold"/>
    </style:style>
    <style:style style:name="P154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47da1" officeooo:paragraph-rsid="0005381b" style:font-weight-asian="bold" style:font-weight-complex="bold"/>
    </style:style>
    <style:style style:name="P155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25in" style:auto-text-indent="false" fo:background-color="transparent"/>
    </style:style>
    <style:style style:name="P156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rsid="00420fc3" officeooo:paragraph-rsid="00420fc3"/>
    </style:style>
    <style:style style:name="P157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</style:style>
    <style:style style:name="P158" style:family="paragraph" style:parent-style-name="Preformatted_20_Text">
      <loext:graphic-properties draw:fill="none"/>
      <style:paragraph-properties fo:margin-left="0.3752in" fo:margin-right="0in" fo:margin-top="0.0398in" fo:margin-bottom="0.0398in" style:contextual-spacing="false" fo:text-indent="-0.1252in" style:auto-text-indent="false" fo:background-color="transparent"/>
      <style:text-properties officeooo:paragraph-rsid="00052f59"/>
    </style:style>
    <style:style style:name="P159" style:family="paragraph" style:parent-style-name="Preformatted_20_Text" style:master-page-name="">
      <style:paragraph-properties fo:keep-together="always" style:page-number="auto" fo:keep-with-next="always"/>
      <style:text-properties officeooo:paragraph-rsid="0038ebe0"/>
    </style:style>
    <style:style style:name="P160" style:family="paragraph" style:parent-style-name="Preformatted_20_Text">
      <style:paragraph-properties fo:keep-together="always" fo:keep-with-next="always"/>
    </style:style>
    <style:style style:name="P16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20fc3" officeooo:paragraph-rsid="00420fc3"/>
    </style:style>
    <style:style style:name="P16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3987e" officeooo:paragraph-rsid="0043987e"/>
    </style:style>
    <style:style style:name="P163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5da76" officeooo:paragraph-rsid="00486c5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4" style:family="paragraph" style:parent-style-name="Preformatted_20_Text">
      <loext:graphic-properties draw:fill="none"/>
      <style:paragraph-properties fo:margin-left="0.4366in" fo:margin-right="0in" fo:margin-top="0in" fo:margin-bottom="0in" style:contextual-spacing="false" fo:line-height="150%" fo:text-indent="-0.1252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5da76" officeooo:paragraph-rsid="00486c5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5" style:family="paragraph" style:parent-style-name="Preformatted_20_Text">
      <loext:graphic-properties draw:fill="none"/>
      <style:paragraph-properties fo:margin-left="0.4366in" fo:margin-right="0in" fo:margin-top="0in" fo:margin-bottom="0in" style:contextual-spacing="false" fo:line-height="150%" fo:text-indent="-0.1252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5da76" officeooo:paragraph-rsid="0045da7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6" style:family="paragraph" style:parent-style-name="Preformatted_20_Text">
      <loext:graphic-properties draw:fill="none"/>
      <style:paragraph-properties fo:margin-left="0.4366in" fo:margin-right="0in" fo:margin-top="0in" fo:margin-bottom="0in" style:contextual-spacing="false" fo:line-height="150%" fo:text-indent="-0.1252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5da76" officeooo:paragraph-rsid="0046f8d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7" style:family="paragraph" style:parent-style-name="Preformatted_20_Text" style:master-page-name="">
      <loext:graphic-properties draw:fill="none"/>
      <style:paragraph-properties fo:margin-left="0.4366in" fo:margin-right="0in" fo:margin-top="0in" fo:margin-bottom="0in" style:contextual-spacing="false" fo:line-height="150%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5da76" officeooo:paragraph-rsid="0046f8d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8" style:family="paragraph" style:parent-style-name="Preformatted_20_Text" style:master-page-name="">
      <loext:graphic-properties draw:fill="none"/>
      <style:paragraph-properties fo:margin-left="0.4366in" fo:margin-right="0in" fo:margin-top="0in" fo:margin-bottom="0in" style:contextual-spacing="false" fo:line-height="150%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Liberation Mono" fo:font-size="10pt" fo:font-style="normal" fo:font-weight="normal" officeooo:rsid="0045da76" officeooo:paragraph-rsid="0045da7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420fc3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499638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11ca" officeooo:paragraph-rsid="0044b664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420fc3"/>
    </style:style>
    <style:style style:name="P17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keep-together="always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rsid="004111ca" officeooo:paragraph-rsid="00420fc3"/>
    </style:style>
    <style:style style:name="P174" style:family="paragraph" style:parent-style-name="Text_20_body">
      <loext:graphic-properties draw:fill="none"/>
      <style:paragraph-properties fo:margin-left="0.3752in" fo:margin-right="0in" fo:margin-top="0in" fo:margin-bottom="0in" style:contextual-spacing="false" fo:line-height="150%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420fc3"/>
    </style:style>
    <style:style style:name="P175" style:family="paragraph" style:parent-style-name="Text_20_body">
      <loext:graphic-properties draw:fill="none"/>
      <style:paragraph-properties fo:margin-left="0.3752in" fo:margin-right="0in" fo:margin-top="0in" fo:margin-bottom="0in" style:contextual-spacing="false" fo:line-height="150%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499638"/>
    </style:style>
    <style:style style:name="P176" style:family="paragraph" style:parent-style-name="Text_20_body" style:master-page-name="">
      <loext:graphic-properties draw:fill="none"/>
      <style:paragraph-properties fo:margin-left="0.3752in" fo:margin-right="0in" fo:margin-top="0in" fo:margin-bottom="0in" style:contextual-spacing="false" fo:line-height="150%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499638"/>
    </style:style>
    <style:style style:name="T1" style:family="text">
      <style:text-properties officeooo:rsid="00052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966" style:font-weight-asian="bold" style:font-weight-complex="bold"/>
    </style:style>
    <style:style style:name="T4" style:family="text">
      <style:text-properties fo:font-weight="bold" officeooo:rsid="000a81e2" style:font-weight-asian="bold" style:font-weight-complex="bold"/>
    </style:style>
    <style:style style:name="T5" style:family="text">
      <style:text-properties fo:font-weight="bold" officeooo:rsid="000bab6a" style:font-weight-asian="bold" style:font-weight-complex="bold"/>
    </style:style>
    <style:style style:name="T6" style:family="text">
      <style:text-properties fo:font-weight="bold" officeooo:rsid="000d3d0b" style:font-weight-asian="bold" style:font-weight-complex="bold"/>
    </style:style>
    <style:style style:name="T7" style:family="text">
      <style:text-properties fo:font-weight="bold" officeooo:rsid="000d9721" style:font-weight-asian="bold" style:font-weight-complex="bold"/>
    </style:style>
    <style:style style:name="T8" style:family="text">
      <style:text-properties fo:font-weight="bold" officeooo:rsid="000e250b" style:font-weight-asian="bold" style:font-weight-complex="bold"/>
    </style:style>
    <style:style style:name="T9" style:family="text">
      <style:text-properties fo:font-weight="bold" officeooo:rsid="0010dd3f" style:font-weight-asian="bold" style:font-weight-complex="bold"/>
    </style:style>
    <style:style style:name="T10" style:family="text">
      <style:text-properties fo:font-weight="bold" officeooo:rsid="00137e90" style:font-weight-asian="bold" style:font-weight-complex="bold"/>
    </style:style>
    <style:style style:name="T11" style:family="text">
      <style:text-properties fo:font-weight="bold" officeooo:rsid="00147da1" style:font-weight-asian="bold" style:font-weight-complex="bold"/>
    </style:style>
    <style:style style:name="T12" style:family="text">
      <style:text-properties fo:font-weight="bold" officeooo:rsid="0016be4b" style:font-weight-asian="bold" style:font-weight-complex="bold"/>
    </style:style>
    <style:style style:name="T13" style:family="text">
      <style:text-properties fo:font-weight="bold" officeooo:rsid="001782c9" style:font-weight-asian="bold" style:font-weight-complex="bold"/>
    </style:style>
    <style:style style:name="T14" style:family="text">
      <style:text-properties fo:font-weight="bold" officeooo:rsid="00202eb2" style:font-weight-asian="bold" style:font-weight-complex="bold"/>
    </style:style>
    <style:style style:name="T15" style:family="text">
      <style:text-properties fo:font-weight="bold" officeooo:rsid="00205828" style:font-weight-asian="bold" style:font-weight-complex="bold"/>
    </style:style>
    <style:style style:name="T16" style:family="text">
      <style:text-properties fo:font-weight="bold" officeooo:rsid="001bad22" style:font-weight-asian="bold" style:font-weight-complex="bold"/>
    </style:style>
    <style:style style:name="T17" style:family="text">
      <style:text-properties fo:font-weight="bold" officeooo:rsid="001b1522" style:font-weight-asian="bold" style:font-weight-complex="bold"/>
    </style:style>
    <style:style style:name="T18" style:family="text">
      <style:text-properties fo:font-weight="bold" officeooo:rsid="00243a1f" style:font-weight-asian="bold" style:font-weight-complex="bold"/>
    </style:style>
    <style:style style:name="T19" style:family="text">
      <style:text-properties fo:font-weight="bold" officeooo:rsid="002683b2" style:font-weight-asian="bold" style:font-weight-complex="bold"/>
    </style:style>
    <style:style style:name="T20" style:family="text">
      <style:text-properties fo:font-weight="bold" officeooo:rsid="0038ebe0" style:font-weight-asian="bold" style:font-weight-complex="bold"/>
    </style:style>
    <style:style style:name="T21" style:family="text">
      <style:text-properties fo:font-weight="bold" officeooo:rsid="003eb9f7" style:font-weight-asian="bold" style:font-weight-complex="bold"/>
    </style:style>
    <style:style style:name="T22" style:family="text">
      <style:text-properties officeooo:rsid="00064966"/>
    </style:style>
    <style:style style:name="T23" style:family="text">
      <style:text-properties officeooo:rsid="0008d7a4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64966" style:font-weight-asian="normal" style:font-weight-complex="normal"/>
    </style:style>
    <style:style style:name="T26" style:family="text">
      <style:text-properties fo:font-weight="normal" officeooo:rsid="000a81e2" style:font-weight-asian="normal" style:font-weight-complex="normal"/>
    </style:style>
    <style:style style:name="T27" style:family="text">
      <style:text-properties fo:font-weight="normal" officeooo:rsid="000d3d0b" style:font-weight-asian="normal" style:font-weight-complex="normal"/>
    </style:style>
    <style:style style:name="T28" style:family="text">
      <style:text-properties fo:font-weight="normal" officeooo:rsid="0011887c" style:font-weight-asian="normal" style:font-weight-complex="normal"/>
    </style:style>
    <style:style style:name="T29" style:family="text">
      <style:text-properties fo:font-weight="normal" officeooo:rsid="0012a586" style:font-weight-asian="normal" style:font-weight-complex="normal"/>
    </style:style>
    <style:style style:name="T30" style:family="text">
      <style:text-properties fo:font-weight="normal" officeooo:rsid="00137e90" style:font-weight-asian="normal" style:font-weight-complex="normal"/>
    </style:style>
    <style:style style:name="T31" style:family="text">
      <style:text-properties fo:font-weight="normal" officeooo:rsid="0010dd3f" style:font-weight-asian="normal" style:font-weight-complex="normal"/>
    </style:style>
    <style:style style:name="T32" style:family="text">
      <style:text-properties fo:font-weight="normal" officeooo:rsid="00147da1" style:font-weight-asian="normal" style:font-weight-complex="normal"/>
    </style:style>
    <style:style style:name="T33" style:family="text">
      <style:text-properties fo:font-weight="normal" officeooo:rsid="001782c9" style:font-weight-asian="normal" style:font-weight-complex="normal"/>
    </style:style>
    <style:style style:name="T34" style:family="text">
      <style:text-properties fo:font-weight="normal" officeooo:rsid="0016be4b" style:font-weight-asian="normal" style:font-weight-complex="normal"/>
    </style:style>
    <style:style style:name="T35" style:family="text">
      <style:text-properties fo:font-weight="normal" officeooo:rsid="0015ed1a" style:font-weight-asian="normal" style:font-weight-complex="normal"/>
    </style:style>
    <style:style style:name="T36" style:family="text">
      <style:text-properties fo:font-weight="normal" officeooo:rsid="001bad22" style:font-weight-asian="normal" style:font-weight-complex="normal"/>
    </style:style>
    <style:style style:name="T37" style:family="text">
      <style:text-properties fo:font-weight="normal" officeooo:rsid="001d0d75" style:font-weight-asian="normal" style:font-weight-complex="normal"/>
    </style:style>
    <style:style style:name="T38" style:family="text">
      <style:text-properties fo:font-weight="normal" officeooo:rsid="00202eb2" style:font-weight-asian="normal" style:font-weight-complex="normal"/>
    </style:style>
    <style:style style:name="T39" style:family="text">
      <style:text-properties fo:font-weight="normal" officeooo:rsid="0022018c" style:font-weight-asian="normal" style:font-weight-complex="normal"/>
    </style:style>
    <style:style style:name="T40" style:family="text">
      <style:text-properties fo:font-weight="normal" officeooo:rsid="002badc4" style:font-weight-asian="normal" style:font-weight-complex="normal"/>
    </style:style>
    <style:style style:name="T41" style:family="text">
      <style:text-properties fo:font-weight="normal" officeooo:rsid="002c5bb0" style:font-weight-asian="normal" style:font-weight-complex="normal"/>
    </style:style>
    <style:style style:name="T42" style:family="text">
      <style:text-properties fo:font-weight="normal" officeooo:rsid="002f89d1" style:font-weight-asian="normal" style:font-weight-complex="normal"/>
    </style:style>
    <style:style style:name="T43" style:family="text">
      <style:text-properties fo:font-weight="normal" officeooo:rsid="0030aca1" style:font-weight-asian="normal" style:font-weight-complex="normal"/>
    </style:style>
    <style:style style:name="T44" style:family="text">
      <style:text-properties fo:font-weight="normal" officeooo:rsid="00338647" style:font-weight-asian="normal" style:font-weight-complex="normal"/>
    </style:style>
    <style:style style:name="T45" style:family="text">
      <style:text-properties fo:font-weight="normal" officeooo:rsid="0038f7b3" style:font-weight-asian="normal" style:font-weight-complex="normal"/>
    </style:style>
    <style:style style:name="T46" style:family="text">
      <style:text-properties fo:font-weight="normal" officeooo:rsid="003bf029" style:font-weight-asian="normal" style:font-weight-complex="normal"/>
    </style:style>
    <style:style style:name="T47" style:family="text">
      <style:text-properties fo:font-weight="normal" officeooo:rsid="003eb9f7" style:font-weight-asian="normal" style:font-weight-complex="normal"/>
    </style:style>
    <style:style style:name="T48" style:family="text">
      <style:text-properties officeooo:rsid="000a81e2"/>
    </style:style>
    <style:style style:name="T49" style:family="text">
      <style:text-properties officeooo:rsid="000bab6a"/>
    </style:style>
    <style:style style:name="T50" style:family="text">
      <style:text-properties officeooo:rsid="000d3d0b"/>
    </style:style>
    <style:style style:name="T51" style:family="text">
      <style:text-properties officeooo:rsid="000e250b"/>
    </style:style>
    <style:style style:name="T52" style:family="text">
      <style:text-properties officeooo:rsid="0010dd3f"/>
    </style:style>
    <style:style style:name="T53" style:family="text">
      <style:text-properties officeooo:rsid="0011887c"/>
    </style:style>
    <style:style style:name="T54" style:family="text">
      <style:text-properties officeooo:rsid="00137e90"/>
    </style:style>
    <style:style style:name="T55" style:family="text">
      <style:text-properties officeooo:rsid="00147da1"/>
    </style:style>
    <style:style style:name="T56" style:family="text">
      <style:text-properties officeooo:rsid="0015ed1a"/>
    </style:style>
    <style:style style:name="T57" style:family="text">
      <style:text-properties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58" style:family="text">
      <style:text-properties style:font-name="Liberation Mono" fo:font-size="10pt" fo:font-weight="bold" officeooo:rsid="00243a1f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fo:font-size="10pt" fo:font-weight="bold" officeooo:rsid="002683b2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style:font-name="Liberation Mono" fo:font-size="10pt" fo:font-weight="bold" officeooo:rsid="0027f164" style:font-name-asian="Noto Sans Mono CJK SC" style:font-size-asian="10pt" style:font-weight-asian="bold" style:font-name-complex="Liberation Mono" style:font-size-complex="10pt" style:font-weight-complex="bold"/>
    </style:style>
    <style:style style:name="T61" style:family="text">
      <style:text-properties style:font-name="Liberation Mono" fo:font-size="10pt" fo:font-weight="bold" officeooo:rsid="002c5bb0" style:font-name-asian="Noto Sans Mono CJK SC" style:font-size-asian="10pt" style:font-weight-asian="bold" style:font-name-complex="Liberation Mono" style:font-size-complex="10pt" style:font-weight-complex="bold"/>
    </style:style>
    <style:style style:name="T62" style:family="text">
      <style:text-properties style:font-name="Liberation Mono" fo:font-size="10pt" fo:font-weight="bold" officeooo:rsid="002f89d1" style:font-name-asian="Noto Sans Mono CJK SC" style:font-size-asian="10pt" style:font-weight-asian="bold" style:font-name-complex="Liberation Mono" style:font-size-complex="10pt" style:font-weight-complex="bold"/>
    </style:style>
    <style:style style:name="T63" style:family="text">
      <style:text-properties style:font-name="Liberation Mono" fo:font-size="10pt" fo:font-weight="bold" officeooo:rsid="0030aca1" style:font-name-asian="Noto Sans Mono CJK SC" style:font-size-asian="10pt" style:font-weight-asian="bold" style:font-name-complex="Liberation Mono" style:font-size-complex="10pt" style:font-weight-complex="bold"/>
    </style:style>
    <style:style style:name="T64" style:family="text">
      <style:text-properties style:font-name="Liberation Mono" fo:font-size="10pt" fo:font-weight="bold" officeooo:rsid="00338647" style:font-name-asian="Noto Sans Mono CJK SC" style:font-size-asian="10pt" style:font-weight-asian="bold" style:font-name-complex="Liberation Mono" style:font-size-complex="10pt" style:font-weight-complex="bold"/>
    </style:style>
    <style:style style:name="T65" style:family="text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6" style:family="text">
      <style:text-properties style:font-name="Liberation Mono" fo:font-size="10pt" fo:font-weight="normal" officeooo:rsid="0016be4b" style:font-name-asian="Noto Sans Mono CJK SC" style:font-size-asian="10pt" style:font-weight-asian="normal" style:font-name-complex="Liberation Mono" style:font-size-complex="10pt" style:font-weight-complex="normal"/>
    </style:style>
    <style:style style:name="T67" style:family="text">
      <style:text-properties style:font-name="Liberation Mono" fo:font-size="10pt" fo:font-weight="normal" officeooo:rsid="00243a1f" style:font-name-asian="Noto Sans Mono CJK SC" style:font-size-asian="10pt" style:font-weight-asian="normal" style:font-name-complex="Liberation Mono" style:font-size-complex="10pt" style:font-weight-complex="normal"/>
    </style:style>
    <style:style style:name="T68" style:family="text">
      <style:text-properties style:font-name="Liberation Mono" fo:font-size="10pt" fo:font-weight="normal" officeooo:rsid="0025d92a" style:font-name-asian="Noto Sans Mono CJK SC" style:font-size-asian="10pt" style:font-weight-asian="normal" style:font-name-complex="Liberation Mono" style:font-size-complex="10pt" style:font-weight-complex="normal"/>
    </style:style>
    <style:style style:name="T69" style:family="text">
      <style:text-properties style:font-name="Liberation Mono" fo:font-size="10pt" fo:font-weight="normal" officeooo:rsid="0022f069" style:font-name-asian="Noto Sans Mono CJK SC" style:font-size-asian="10pt" style:font-weight-asian="normal" style:font-name-complex="Liberation Mono" style:font-size-complex="10pt" style:font-weight-complex="normal"/>
    </style:style>
    <style:style style:name="T70" style:family="text">
      <style:text-properties style:font-name="Liberation Mono" fo:font-size="10pt" fo:font-weight="normal" officeooo:rsid="002683b2" style:font-name-asian="Noto Sans Mono CJK SC" style:font-size-asian="10pt" style:font-weight-asian="normal" style:font-name-complex="Liberation Mono" style:font-size-complex="10pt" style:font-weight-complex="normal"/>
    </style:style>
    <style:style style:name="T71" style:family="text">
      <style:text-properties style:font-name="Liberation Mono" fo:font-size="10pt" fo:font-weight="normal" officeooo:rsid="002f1984" style:font-name-asian="Noto Sans Mono CJK SC" style:font-size-asian="10pt" style:font-weight-asian="normal" style:font-name-complex="Liberation Mono" style:font-size-complex="10pt" style:font-weight-complex="normal"/>
    </style:style>
    <style:style style:name="T72" style:family="text">
      <style:text-properties style:font-name="Liberation Mono" fo:font-size="10pt" fo:font-weight="normal" officeooo:rsid="0030aca1" style:font-name-asian="Noto Sans Mono CJK SC" style:font-size-asian="10pt" style:font-weight-asian="normal" style:font-name-complex="Liberation Mono" style:font-size-complex="10pt" style:font-weight-complex="normal"/>
    </style:style>
    <style:style style:name="T73" style:family="text">
      <style:text-properties style:font-name="Liberation Mono" fo:font-size="10pt" fo:font-weight="normal" officeooo:rsid="003257eb" style:font-name-asian="Noto Sans Mono CJK SC" style:font-size-asian="10pt" style:font-weight-asian="normal" style:font-name-complex="Liberation Mono" style:font-size-complex="10pt" style:font-weight-complex="normal"/>
    </style:style>
    <style:style style:name="T74" style:family="text">
      <style:text-properties style:font-name="Liberation Mono" fo:font-size="10pt" fo:font-weight="normal" officeooo:rsid="00338647" style:font-name-asian="Noto Sans Mono CJK SC" style:font-size-asian="10pt" style:font-weight-asian="normal" style:font-name-complex="Liberation Mono" style:font-size-complex="10pt" style:font-weight-complex="normal"/>
    </style:style>
    <style:style style:name="T75" style:family="text">
      <style:text-properties style:font-name="Liberation Mono" fo:font-size="10pt" fo:font-weight="normal" officeooo:rsid="004073ce" style:font-name-asian="Noto Sans Mono CJK SC" style:font-size-asian="10pt" style:font-weight-asian="normal" style:font-name-complex="Liberation Mono" style:font-size-complex="10pt" style:font-weight-complex="normal"/>
    </style:style>
    <style:style style:name="T76" style:family="text">
      <style:text-properties style:font-name="Liberation Mono" fo:font-size="10pt" fo:font-weight="normal" officeooo:rsid="004111ca" style:font-name-asian="Noto Sans Mono CJK SC" style:font-size-asian="10pt" style:font-weight-asian="normal" style:font-name-complex="Liberation Mono" style:font-size-complex="10pt" style:font-weight-complex="normal"/>
    </style:style>
    <style:style style:name="T7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1782c9" style:font-name-asian="Noto Sans Mono CJK SC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0205828" style:font-name-asian="Noto Sans Mono CJK SC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2683b2" style:font-name-asian="Noto Sans Mono CJK SC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282bf9" style:font-name-asian="Noto Sans Mono CJK SC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2c5bb0" style:font-name-asian="Noto Sans Mono CJK SC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2f1984" style:font-name-asian="Noto Sans Mono CJK SC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030aca1" style:font-name-asian="Noto Sans Mono CJK SC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352d0b" style:font-name-asian="Noto Sans Mono CJK SC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36f0c4" style:font-name-asian="Noto Sans Mono CJK SC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3a9102" style:font-name-asian="Noto Sans Mono CJK SC" style:font-size-asian="10pt" style:font-name-complex="Liberation Mono" style:font-size-complex="10pt"/>
    </style:style>
    <style:style style:name="T88" style:family="text">
      <style:text-properties style:font-name="Liberation Mono" fo:font-size="10pt" fo:font-style="italic" fo:font-weight="normal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89" style:family="text">
      <style:text-properties style:font-name="Liberation Mono" fo:font-size="10pt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0" style:family="text">
      <style:text-properties style:font-name="Liberation Mono" fo:font-size="10pt" fo:font-style="normal" fo:font-weight="normal" officeooo:rsid="004073c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1" style:family="text">
      <style:text-properties style:font-name="Liberation Mono" fo:font-size="10pt" fo:font-style="normal" fo:font-weight="normal" officeooo:rsid="004111c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2" style:family="text">
      <style:text-properties style:font-name="Liberation Mono" fo:font-size="10pt" fo:font-style="normal" fo:font-weight="normal" officeooo:rsid="00415db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3" style:family="text">
      <style:text-properties style:font-name="Liberation Mono" fo:font-size="10pt" fo:font-style="normal" fo:font-weight="normal" officeooo:rsid="00420fc3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4" style:family="text">
      <style:text-properties style:font-name="Liberation Mono" fo:font-size="10pt" fo:font-style="normal" fo:font-weight="normal" officeooo:rsid="0043987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5" style:family="text">
      <style:text-properties style:font-name="Liberation Mono" fo:font-size="10pt" fo:font-style="normal" fo:font-weight="normal" officeooo:rsid="0044b6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6" style:family="text">
      <style:text-properties style:font-name="Liberation Mono" fo:font-size="10pt" fo:font-style="normal" fo:font-weight="normal" officeooo:rsid="0045da7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7" style:family="text">
      <style:text-properties style:font-name="Liberation Mono" fo:font-size="10pt" fo:font-style="normal" fo:font-weight="normal" officeooo:rsid="0049963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8" style:family="text">
      <style:text-properties style:font-name="Liberation Mono" fo:font-size="10pt" fo:font-style="normal" fo:font-weight="normal" officeooo:rsid="004b713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9" style:family="text">
      <style:text-properties style:font-name="Liberation Mono" fo:font-size="10pt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00" style:family="text">
      <style:text-properties style:font-name="Liberation Mono" fo:font-size="10pt" fo:font-style="normal" fo:font-weight="bold" officeooo:rsid="00420fc3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01" style:family="text">
      <style:text-properties style:font-name="Liberation Mono" fo:font-size="10pt" fo:font-style="normal" fo:font-weight="bold" officeooo:rsid="0043987e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02" style:family="text">
      <style:text-properties style:font-name="Liberation Mono" fo:font-size="10pt" fo:font-style="normal" fo:font-weight="bold" officeooo:rsid="00499638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03" style:family="text">
      <style:text-properties style:font-name="Liberation Mono" fo:font-size="10pt" fo:font-style="normal" fo:font-weight="bold" officeooo:rsid="004b713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04" style:family="text">
      <style:text-properties style:font-name="Liberation Mono" fo:font-size="10pt" fo:font-style="normal" style:font-name-asian="Noto Sans Mono CJK SC" style:font-size-asian="10pt" style:font-style-asian="normal" style:font-name-complex="Liberation Mono" style:font-size-complex="10pt" style:font-style-complex="normal"/>
    </style:style>
    <style:style style:name="T105" style:family="text">
      <style:text-properties style:font-name="Liberation Mono" fo:font-size="10pt" fo:font-style="normal" officeooo:rsid="0043987e" style:font-name-asian="Noto Sans Mono CJK SC" style:font-size-asian="10pt" style:font-style-asian="normal" style:font-name-complex="Liberation Mono" style:font-size-complex="10pt" style:font-style-complex="normal"/>
    </style:style>
    <style:style style:name="T106" style:family="text">
      <style:text-properties style:font-name="Liberation Mono" fo:font-size="10pt" fo:font-style="normal" officeooo:rsid="0044b664" style:font-name-asian="Noto Sans Mono CJK SC" style:font-size-asian="10pt" style:font-style-asian="normal" style:font-name-complex="Liberation Mono" style:font-size-complex="10pt" style:font-style-complex="normal"/>
    </style:style>
    <style:style style:name="T107" style:family="text">
      <style:text-properties officeooo:rsid="001782c9"/>
    </style:style>
    <style:style style:name="T108" style:family="text">
      <style:text-properties officeooo:rsid="001907fa"/>
    </style:style>
    <style:style style:name="T10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1b1522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01bad22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0228554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fo:font-weight="normal" officeooo:rsid="002badc4" style:font-weight-asian="normal" style:font-weight-complex="normal"/>
    </style:style>
    <style:style style:name="T114" style:family="text">
      <style:text-properties style:text-underline-style="solid" style:text-underline-width="auto" style:text-underline-color="font-color" fo:font-weight="normal" officeooo:rsid="003bf029" style:font-weight-asian="normal" style:font-weight-complex="normal"/>
    </style:style>
    <style:style style:name="T115" style:family="text">
      <style:text-properties officeooo:rsid="00202eb2"/>
    </style:style>
    <style:style style:name="T116" style:family="text">
      <style:text-properties officeooo:rsid="00205828"/>
    </style:style>
    <style:style style:name="T117" style:family="text">
      <style:text-properties officeooo:rsid="00218c21"/>
    </style:style>
    <style:style style:name="T118" style:family="text">
      <style:text-properties officeooo:rsid="0022018c"/>
    </style:style>
    <style:style style:name="T119" style:family="text">
      <style:text-properties officeooo:rsid="002683b2"/>
    </style:style>
    <style:style style:name="T120" style:family="text">
      <style:text-properties officeooo:rsid="0027f164"/>
    </style:style>
    <style:style style:name="T121" style:family="text">
      <style:text-properties officeooo:rsid="002badc4"/>
    </style:style>
    <style:style style:name="T122" style:family="text">
      <style:text-properties style:text-position="super 58%" style:font-name="Liberation Mono" fo:font-size="10pt" fo:font-weight="bold" officeooo:rsid="002c5bb0" style:font-name-asian="Noto Sans Mono CJK SC" style:font-size-asian="10pt" style:font-weight-asian="bold" style:font-name-complex="Liberation Mono" style:font-size-complex="10pt" style:font-weight-complex="bold"/>
    </style:style>
    <style:style style:name="T123" style:family="text">
      <style:text-properties style:text-position="super 58%" style:font-name="Liberation Mono" fo:font-size="10pt" fo:font-weight="bold" officeooo:rsid="00338647" style:font-name-asian="Noto Sans Mono CJK SC" style:font-size-asian="10pt" style:font-weight-asian="bold" style:font-name-complex="Liberation Mono" style:font-size-complex="10pt" style:font-weight-complex="bold"/>
    </style:style>
    <style:style style:name="T124" style:family="text">
      <style:text-properties style:text-position="super 58%" style:font-name="Liberation Mono" fo:font-size="10pt" officeooo:rsid="003257eb" style:font-name-asian="Noto Sans Mono CJK SC" style:font-size-asian="10pt" style:font-name-complex="Liberation Mono" style:font-size-complex="10pt"/>
    </style:style>
    <style:style style:name="T125" style:family="text">
      <style:text-properties officeooo:rsid="00352d0b"/>
    </style:style>
    <style:style style:name="T126" style:family="text">
      <style:text-properties officeooo:rsid="0036eeae"/>
    </style:style>
    <style:style style:name="T127" style:family="text">
      <style:text-properties officeooo:rsid="0036f0c4"/>
    </style:style>
    <style:style style:name="T128" style:family="text">
      <style:text-properties officeooo:rsid="00374057"/>
    </style:style>
    <style:style style:name="T129" style:family="text">
      <style:text-properties officeooo:rsid="003a9102"/>
    </style:style>
    <style:style style:name="T130" style:family="text">
      <style:text-properties officeooo:rsid="003cd96f"/>
    </style:style>
    <style:style style:name="T131" style:family="text">
      <style:text-properties officeooo:rsid="00415db6"/>
    </style:style>
    <style:style style:name="T132" style:family="text">
      <style:text-properties officeooo:rsid="0043987e"/>
    </style:style>
    <style:style style:name="T133" style:family="text">
      <style:text-properties officeooo:rsid="0046f8d0"/>
    </style:style>
    <style:style style:name="T134" style:family="text">
      <style:text-properties officeooo:rsid="00486c50"/>
    </style:style>
    <style:style style:name="T135" style:family="text">
      <style:text-properties officeooo:rsid="00496e4b"/>
    </style:style>
  </office:automatic-styles>
  <office:body>
    <office:text text:use-soft-page-breaks="true">
      <text:tracked-changes>
        <text:changed-region xml:id="ct94868916102912" text:id="ct94868916102912">
          <text:deletion>
            <office:change-info>
              <dc:creator>Unknown Author</dc:creator>
              <dc:date>2025-10-30T10:35:25</dc:date>
            </office:change-info>
            <text:p text:style-name="Preformatted_20_Text">2</text:p>
          </text:deletion>
        </text:changed-region>
        <text:changed-region xml:id="ct94868867564064" text:id="ct94868867564064">
          <text:deletion>
            <office:change-info>
              <dc:creator>Unknown Author</dc:creator>
              <dc:date>2025-10-29T11:29:31</dc:date>
            </office:change-info>
            <text:p text:style-name="Preformatted_20_Text">7</text:p>
          </text:deletion>
        </text:changed-region>
        <text:changed-region xml:id="ct94868883800704" text:id="ct94868883800704">
          <text:insertion>
            <office:change-info>
              <dc:creator>Unknown Author</dc:creator>
              <dc:date>2025-10-30T10:35:25</dc:date>
            </office:change-info>
          </text:insertion>
        </text:changed-region>
        <text:changed-region xml:id="ct94868867746288" text:id="ct94868867746288">
          <text:insertion>
            <office:change-info>
              <dc:creator>Unknown Author</dc:creator>
              <dc:date>2025-10-29T09:52:55</dc:date>
            </office:change-info>
          </text:insertion>
        </text:changed-region>
        <text:changed-region xml:id="ct94868867747840" text:id="ct94868867747840">
          <text:insertion>
            <office:change-info>
              <dc:creator>Unknown Author</dc:creator>
              <dc:date>2025-10-29T09:53:00</dc:date>
            </office:change-info>
          </text:insertion>
        </text:changed-region>
        <text:changed-region xml:id="ct94868867748560" text:id="ct94868867748560">
          <text:insertion>
            <office:change-info>
              <dc:creator>Unknown Author</dc:creator>
              <dc:date>2025-10-29T09:54:54</dc:date>
            </office:change-info>
          </text:insertion>
        </text:changed-region>
        <text:changed-region xml:id="ct94868867748880" text:id="ct94868867748880">
          <text:insertion>
            <office:change-info>
              <dc:creator>Unknown Author</dc:creator>
              <dc:date>2025-10-29T09:55:00</dc:date>
            </office:change-info>
          </text:insertion>
        </text:changed-region>
        <text:changed-region xml:id="ct94868867749888" text:id="ct94868867749888">
          <text:insertion>
            <office:change-info>
              <dc:creator>Unknown Author</dc:creator>
              <dc:date>2025-10-29T11:29:51</dc:date>
            </office:change-info>
          </text:insertion>
        </text:changed-region>
        <text:changed-region xml:id="ct94868913367360" text:id="ct94868913367360">
          <text:insertion>
            <office:change-info>
              <dc:creator>Unknown Author</dc:creator>
              <dc:date>2025-10-30T10:35:29</dc:date>
            </office:change-info>
          </text:insertion>
        </text:changed-region>
        <text:changed-region xml:id="ct94868904376672" text:id="ct94868904376672">
          <text:insertion>
            <office:change-info>
              <dc:creator>Unknown Author</dc:creator>
              <dc:date>2025-10-30T10:37:02</dc:date>
            </office:change-info>
          </text:insertion>
        </text:changed-region>
        <text:changed-region xml:id="ct94868867751664" text:id="ct94868867751664">
          <text:deletion>
            <office:change-info>
              <dc:creator>Unknown Author</dc:creator>
              <dc:date>2025-10-27T14:05:09</dc:date>
            </office:change-info>
            <text:p text:style-name="Preformatted_20_Text"><text:span text:style-name="T1">I. </text:span></text:p>
          </text:deletion>
        </text:changed-region>
        <text:changed-region xml:id="ct94868867752224" text:id="ct94868867752224">
          <text:insertion>
            <office:change-info>
              <dc:creator>Unknown Author</dc:creator>
              <dc:date>2025-10-27T16:25:00</dc:date>
            </office:change-info>
          </text:insertion>
        </text:changed-region>
        <text:changed-region xml:id="ct94868867753552" text:id="ct94868867753552">
          <text:format-change>
            <office:change-info>
              <dc:creator>Unknown Author</dc:creator>
              <dc:date>2025-10-27T13:48:03</dc:date>
            </office:change-info>
          </text:format-change>
        </text:changed-region>
        <text:changed-region xml:id="ct94868867755392" text:id="ct94868867755392">
          <text:deletion>
            <office:change-info>
              <dc:creator>Unknown Author</dc:creator>
              <dc:date>2025-10-28T17:37:13</dc:date>
            </office:change-info>
            <text:p text:style-name="P3"><text:s text:c="3"/></text:p>
          </text:deletion>
        </text:changed-region>
        <text:changed-region xml:id="ct94868867755872" text:id="ct94868867755872">
          <text:deletion>
            <office:change-info>
              <dc:creator>Unknown Author</dc:creator>
              <dc:date>2025-10-28T17:13:34</dc:date>
            </office:change-info>
            <text:p text:style-name="P3"><text:s/></text:p>
          </text:deletion>
        </text:changed-region>
        <text:changed-region xml:id="ct94868867755632" text:id="ct94868867755632">
          <text:deletion>
            <office:change-info>
              <dc:creator>Unknown Author</dc:creator>
              <dc:date>2025-10-28T14:17:16</dc:date>
            </office:change-info>
            <text:p text:style-name="P3">code</text:p>
          </text:deletion>
        </text:changed-region>
        <text:changed-region xml:id="ct94868867756368" text:id="ct94868867756368">
          <text:insertion>
            <office:change-info>
              <dc:creator>Unknown Author</dc:creator>
              <dc:date>2025-10-27T16:18:16</dc:date>
            </office:change-info>
          </text:insertion>
        </text:changed-region>
        <text:changed-region xml:id="ct94868867756896" text:id="ct94868867756896">
          <text:deletion>
            <office:change-info>
              <dc:creator>Unknown Author</dc:creator>
              <dc:date>2025-10-28T14:18:00</dc:date>
            </office:change-info>
            <text:p text:style-name="P3"><text:s/></text:p>
          </text:deletion>
        </text:changed-region>
        <text:changed-region xml:id="ct94868867879872" text:id="ct94868867879872">
          <text:insertion>
            <office:change-info>
              <dc:creator>Unknown Author</dc:creator>
              <dc:date>2025-10-27T14:00:32</dc:date>
            </office:change-info>
          </text:insertion>
        </text:changed-region>
        <text:changed-region xml:id="ct94868867905936" text:id="ct94868867905936">
          <text:deletion>
            <office:change-info>
              <dc:creator>Unknown Author</dc:creator>
              <dc:date>2025-10-27T14:00:30</dc:date>
            </office:change-info>
            <text:p text:style-name="P39">)</text:p>
          </text:deletion>
        </text:changed-region>
        <text:changed-region xml:id="ct94868867905696" text:id="ct94868867905696">
          <text:deletion>
            <office:change-info>
              <dc:creator>Unknown Author</dc:creator>
              <dc:date>2025-10-27T13:58:34</dc:date>
            </office:change-info>
            <text:p text:style-name="P39"><text:s/>usually field id or notes</text:p>
          </text:deletion>
        </text:changed-region>
        <text:changed-region xml:id="ct94868867905456" text:id="ct94868867905456">
          <text:deletion>
            <office:change-info>
              <dc:creator>Unknown Author</dc:creator>
              <dc:date>2025-10-27T14:00:30</dc:date>
            </office:change-info>
            <text:p text:style-name="P39">).</text:p>
            <text:p text:style-name="P39">-comment (</text:p>
          </text:deletion>
        </text:changed-region>
        <text:changed-region xml:id="ct94868867905216" text:id="ct94868867905216">
          <text:deletion>
            <office:change-info>
              <dc:creator>Unknown Author</dc:creator>
              <dc:date>2025-10-27T13:57:51</dc:date>
            </office:change-info>
            <text:p text:style-name="P39">determines selection criteria</text:p>
          </text:deletion>
        </text:changed-region>
        <text:changed-region xml:id="ct94868867904976" text:id="ct94868867904976">
          <text:deletion>
            <office:change-info>
              <dc:creator>Unknown Author</dc:creator>
              <dc:date>2025-10-27T14:00:30</dc:date>
            </office:change-info>
            <text:p text:style-name="P39">)</text:p>
            <text:p text:style-name="P157">-requested exposure interval in sec (intervl)</text:p>
            <text:p text:style-name="P39">-survey code (</text:p>
          </text:deletion>
        </text:changed-region>
        <text:changed-region xml:id="ct94868867904736" text:id="ct94868867904736">
          <text:deletion>
            <office:change-info>
              <dc:creator>Unknown Author</dc:creator>
              <dc:date>2025-10-27T13:57:43</dc:date>
            </office:change-info>
            <text:p text:style-name="P39">"</text:p>
          </text:deletion>
        </text:changed-region>
        <text:changed-region xml:id="ct94868867904496" text:id="ct94868867904496">
          <text:deletion>
            <office:change-info>
              <dc:creator>Unknown Author</dc:creator>
              <dc:date>2025-10-27T14:00:30</dc:date>
            </office:change-info>
            <text:p text:style-name="P39">n_required</text:p>
          </text:deletion>
        </text:changed-region>
        <text:changed-region xml:id="ct94868867904256" text:id="ct94868867904256">
          <text:deletion>
            <office:change-info>
              <dc:creator>Unknown Author</dc:creator>
              <dc:date>2025-10-27T13:57:42</dc:date>
            </office:change-info>
            <text:p text:style-name="P39">"</text:p>
          </text:deletion>
        </text:changed-region>
        <text:changed-region xml:id="ct94868867904016" text:id="ct94868867904016">
          <text:deletion>
            <office:change-info>
              <dc:creator>Unknown Author</dc:creator>
              <dc:date>2025-10-27T14:00:30</dc:date>
            </office:change-info>
            <text:p text:style-name="P39">)</text:p>
            <text:p text:style-name="P39">-required number of exposures (</text:p>
          </text:deletion>
        </text:changed-region>
        <text:changed-region xml:id="ct94868867903776" text:id="ct94868867903776">
          <text:deletion>
            <office:change-info>
              <dc:creator>Unknown Author</dc:creator>
              <dc:date>2025-10-27T13:57:35</dc:date>
            </office:change-info>
            <text:p text:style-name="P39">"</text:p>
          </text:deletion>
        </text:changed-region>
        <text:changed-region xml:id="ct94868867903536" text:id="ct94868867903536">
          <text:deletion>
            <office:change-info>
              <dc:creator>Unknown Author</dc:creator>
              <dc:date>2025-10-27T14:00:30</dc:date>
            </office:change-info>
            <text:p text:style-name="P39">N</text:p>
          </text:deletion>
        </text:changed-region>
        <text:changed-region xml:id="ct94868867903296" text:id="ct94868867903296">
          <text:deletion>
            <office:change-info>
              <dc:creator>Unknown Author</dc:creator>
              <dc:date>2025-10-27T13:57:34</dc:date>
            </office:change-info>
            <text:p text:style-name="P39">"</text:p>
          </text:deletion>
        </text:changed-region>
        <text:changed-region xml:id="ct94868867903056" text:id="ct94868867903056">
          <text:deletion>
            <office:change-info>
              <dc:creator>Unknown Author</dc:creator>
              <dc:date>2025-10-27T14:00:30</dc:date>
            </office:change-info>
            <text:p text:style-name="P39">or closed:</text:p>
          </text:deletion>
        </text:changed-region>
        <text:changed-region xml:id="ct94868867902816" text:id="ct94868867902816">
          <text:deletion>
            <office:change-info>
              <dc:creator>Unknown Author</dc:creator>
              <dc:date>2025-10-27T13:57:28</dc:date>
            </office:change-info>
            <text:p text:style-name="P39">" </text:p>
          </text:deletion>
        </text:changed-region>
        <text:changed-region xml:id="ct94868867902576" text:id="ct94868867902576">
          <text:deletion>
            <office:change-info>
              <dc:creator>Unknown Author</dc:creator>
              <dc:date>2025-10-27T14:00:30</dc:date>
            </office:change-info>
            <text:p text:style-name="P39">Y</text:p>
          </text:deletion>
        </text:changed-region>
        <text:changed-region xml:id="ct94868867902336" text:id="ct94868867902336">
          <text:deletion>
            <office:change-info>
              <dc:creator>Unknown Author</dc:creator>
              <dc:date>2025-10-27T13:57:27</dc:date>
            </office:change-info>
            <text:p text:style-name="P39">"</text:p>
          </text:deletion>
        </text:changed-region>
        <text:changed-region xml:id="ct94868867902096" text:id="ct94868867902096">
          <text:deletion>
            <office:change-info>
              <dc:creator>Unknown Author</dc:creator>
              <dc:date>2025-10-27T14:00:30</dc:date>
            </office:change-info>
            <text:p text:style-name="P39">)</text:p>
            <text:p text:style-name="P39">-shutter code ( open:</text:p>
          </text:deletion>
        </text:changed-region>
        <text:changed-region xml:id="ct94868867901856" text:id="ct94868867901856">
          <text:deletion>
            <office:change-info>
              <dc:creator>Unknown Author</dc:creator>
              <dc:date>2025-10-27T13:57:26</dc:date>
            </office:change-info>
            <text:p text:style-name="P39">"</text:p>
          </text:deletion>
        </text:changed-region>
        <text:changed-region xml:id="ct94868867901616" text:id="ct94868867901616">
          <text:deletion>
            <office:change-info>
              <dc:creator>Unknown Author</dc:creator>
              <dc:date>2025-10-27T14:00:30</dc:date>
            </office:change-info>
            <text:p text:style-name="P39">expt</text:p>
          </text:deletion>
        </text:changed-region>
        <text:changed-region xml:id="ct94868867901376" text:id="ct94868867901376">
          <text:deletion>
            <office:change-info>
              <dc:creator>Unknown Author</dc:creator>
              <dc:date>2025-10-27T13:57:22</dc:date>
            </office:change-info>
            <text:p text:style-name="P39">"</text:p>
          </text:deletion>
        </text:changed-region>
        <text:changed-region xml:id="ct94868867901136" text:id="ct94868867901136">
          <text:deletion>
            <office:change-info>
              <dc:creator>Unknown Author</dc:creator>
              <dc:date>2025-10-27T14:00:30</dc:date>
            </office:change-info>
            <text:p text:style-name="P39">in sec (</text:p>
          </text:deletion>
        </text:changed-region>
        <text:changed-region xml:id="ct94868867900896" text:id="ct94868867900896">
          <text:deletion>
            <office:change-info>
              <dc:creator>Unknown Author</dc:creator>
              <dc:date>2025-10-27T13:57:13</dc:date>
            </office:change-info>
            <text:p text:style-name="P39"><text:s/></text:p>
          </text:deletion>
        </text:changed-region>
        <text:changed-region xml:id="ct94868867900656" text:id="ct94868867900656">
          <text:deletion>
            <office:change-info>
              <dc:creator>Unknown Author</dc:creator>
              <dc:date>2025-10-27T14:00:30</dc:date>
            </office:change-info>
            <text:p text:style-name="P39"/>
            <text:p text:style-name="P39">-exposure time </text:p>
          </text:deletion>
        </text:changed-region>
        <text:changed-region xml:id="ct94868867900416" text:id="ct94868867900416">
          <text:deletion>
            <office:change-info>
              <dc:creator>Unknown Author</dc:creator>
              <dc:date>2025-10-27T13:45:10</dc:date>
            </office:change-info>
            <text:p text:style-name="P39">,</text:p>
          </text:deletion>
        </text:changed-region>
        <text:changed-region xml:id="ct94868867900176" text:id="ct94868867900176">
          <text:deletion>
            <office:change-info>
              <dc:creator>Unknown Author</dc:creator>
              <dc:date>2025-10-27T14:00:30</dc:date>
            </office:change-info>
            <text:p text:style-name="P39">-telescope pointing (ra,dec in hours and deg)</text:p>
          </text:deletion>
        </text:changed-region>
        <text:changed-region xml:id="ct94868867899936" text:id="ct94868867899936">
          <text:deletion>
            <office:change-info>
              <dc:creator>Unknown Author</dc:creator>
              <dc:date>2025-10-27T13:52:54</dc:date>
            </office:change-info>
            <text:p text:style-name="P39"/>
            <text:p text:style-name="P39"/>
            <text:p text:style-name="P39"/>
          </text:deletion>
        </text:changed-region>
        <text:changed-region xml:id="ct94868867899696" text:id="ct94868867899696">
          <text:deletion>
            <office:change-info>
              <dc:creator>Unknown Author</dc:creator>
              <dc:date>2025-10-27T13:46:49</dc:date>
            </office:change-info>
            <text:p text:style-name="P39"><text:s text:c="6"/>Each line of an observation plan <text:s/>("obsplan") defines the following field info:</text:p>
            <text:p text:style-name="P39"/>
            <text:p text:style-name="P39"/>
          </text:deletion>
        </text:changed-region>
        <text:changed-region xml:id="ct94868867899456" text:id="ct94868867899456">
          <text:deletion>
            <office:change-info>
              <dc:creator>Unknown Author</dc:creator>
              <dc:date>2025-10-27T13:52:54</dc:date>
            </office:change-info>
            <text:p text:style-name="P39">Field Selection</text:p>
          </text:deletion>
        </text:changed-region>
        <text:changed-region xml:id="ct94868867899216" text:id="ct94868867899216">
          <text:deletion>
            <office:change-info>
              <dc:creator>Unknown Author</dc:creator>
              <dc:date>2025-10-27T13:44:18</dc:date>
            </office:change-info>
            <text:p text:style-name="P39"><text:s text:c="4"/></text:p>
          </text:deletion>
        </text:changed-region>
        <text:changed-region xml:id="ct94868867851456" text:id="ct94868867851456">
          <text:deletion>
            <office:change-info>
              <dc:creator>Unknown Author</dc:creator>
              <dc:date>2025-10-27T13:53:07</dc:date>
            </office:change-info>
            <text:p text:style-name="P39"/>
            <text:p text:style-name="P158"/>
            <text:p text:style-name="P39"/>
          </text:deletion>
        </text:changed-region>
        <text:changed-region xml:id="ct94868867851216" text:id="ct94868867851216">
          <text:deletion>
            <office:change-info>
              <dc:creator>Unknown Author</dc:creator>
              <dc:date>2025-10-27T14:00:30</dc:date>
            </office:change-info>
            <text:p text:style-name="P39">the cadence of the observations (time between observations).</text:p>
          </text:deletion>
        </text:changed-region>
        <text:changed-region xml:id="ct94868867885280" text:id="ct94868867885280">
          <text:deletion>
            <office:change-info>
              <dc:creator>Unknown Author</dc:creator>
              <dc:date>2025-10-27T13:54:03</dc:date>
            </office:change-info>
            <text:p text:style-name="P39">(e) </text:p>
          </text:deletion>
        </text:changed-region>
        <text:changed-region xml:id="ct94868867887664" text:id="ct94868867887664">
          <text:deletion>
            <office:change-info>
              <dc:creator>Unknown Author</dc:creator>
              <dc:date>2025-10-27T14:00:30</dc:date>
            </office:change-info>
            <text:p text:style-name="P39">interruptions to the observations (usually closing of the dome due to weather).</text:p>
            <text:p text:style-name="P39"/>
          </text:deletion>
        </text:changed-region>
        <text:changed-region xml:id="ct94868867898976" text:id="ct94868867898976">
          <text:deletion>
            <office:change-info>
              <dc:creator>Unknown Author</dc:creator>
              <dc:date>2025-10-27T13:53:59</dc:date>
            </office:change-info>
            <text:p text:style-name="P39">(d) </text:p>
          </text:deletion>
        </text:changed-region>
        <text:changed-region xml:id="ct94868867898736" text:id="ct94868867898736">
          <text:deletion>
            <office:change-info>
              <dc:creator>Unknown Author</dc:creator>
              <dc:date>2025-10-27T14:00:30</dc:date>
            </office:change-info>
            <text:p text:style-name="P39">the observable sky given the site location, date, and duration of the night.</text:p>
            <text:p text:style-name="P39"/>
          </text:deletion>
        </text:changed-region>
        <text:changed-region xml:id="ct94868867898496" text:id="ct94868867898496">
          <text:deletion>
            <office:change-info>
              <dc:creator>Unknown Author</dc:creator>
              <dc:date>2025-10-27T13:53:55</dc:date>
            </office:change-info>
            <text:p text:style-name="P39">(c) </text:p>
          </text:deletion>
        </text:changed-region>
        <text:changed-region xml:id="ct94868867898256" text:id="ct94868867898256">
          <text:deletion>
            <office:change-info>
              <dc:creator>Unknown Author</dc:creator>
              <dc:date>2025-10-27T14:00:30</dc:date>
            </office:change-info>
            <text:p text:style-name="P39">and time between each observation for a given field</text:p>
            <text:p text:style-name="P39"/>
          </text:deletion>
        </text:changed-region>
        <text:changed-region xml:id="ct94868867898016" text:id="ct94868867898016">
          <text:deletion>
            <office:change-info>
              <dc:creator>Unknown Author</dc:creator>
              <dc:date>2025-10-27T13:45:19</dc:date>
            </office:change-info>
            <text:p text:style-name="P39"><text:s/></text:p>
          </text:deletion>
        </text:changed-region>
        <text:changed-region xml:id="ct94868867897776" text:id="ct94868867897776">
          <text:deletion>
            <office:change-info>
              <dc:creator>Unknown Author</dc:creator>
              <dc:date>2025-10-27T14:00:30</dc:date>
            </office:change-info>
            <text:p text:style-name="P39">the exposure times, number of observations,</text:p>
          </text:deletion>
        </text:changed-region>
        <text:changed-region xml:id="ct94868867897536" text:id="ct94868867897536">
          <text:deletion>
            <office:change-info>
              <dc:creator>Unknown Author</dc:creator>
              <dc:date>2025-10-27T13:53:52</dc:date>
            </office:change-info>
            <text:p text:style-name="P39">(b) </text:p>
          </text:deletion>
        </text:changed-region>
        <text:changed-region xml:id="ct94868867897296" text:id="ct94868867897296">
          <text:deletion>
            <office:change-info>
              <dc:creator>Unknown Author</dc:creator>
              <dc:date>2025-10-27T13:56:14</dc:date>
            </office:change-info>
            <text:p text:style-name="P39"/>
            <text:p text:style-name="P39"/>
          </text:deletion>
        </text:changed-region>
        <text:changed-region xml:id="ct94868867897056" text:id="ct94868867897056">
          <text:deletion>
            <office:change-info>
              <dc:creator>Unknown Author</dc:creator>
              <dc:date>2025-10-27T13:54:43</dc:date>
            </office:change-info>
            <text:p text:style-name="P39">e range of the observations</text:p>
          </text:deletion>
        </text:changed-region>
        <text:changed-region xml:id="ct94868867896816" text:id="ct94868867896816">
          <text:deletion>
            <office:change-info>
              <dc:creator>Unknown Author</dc:creator>
              <dc:date>2025-10-27T14:00:30</dc:date>
            </office:change-info>
            <text:p text:style-name="P39"><text:s/>hour-angl</text:p>
          </text:deletion>
        </text:changed-region>
        <text:changed-region xml:id="ct94868867896576" text:id="ct94868867896576">
          <text:deletion>
            <office:change-info>
              <dc:creator>Unknown Author</dc:creator>
              <dc:date>2025-10-27T13:54:24</dc:date>
            </office:change-info>
            <text:p text:style-name="P39"><text:s/>and</text:p>
          </text:deletion>
        </text:changed-region>
        <text:changed-region xml:id="ct94868867896336" text:id="ct94868867896336">
          <text:deletion>
            <office:change-info>
              <dc:creator>Unknown Author</dc:creator>
              <dc:date>2025-10-27T14:00:30</dc:date>
            </office:change-info>
            <text:p text:style-name="P39"><text:s/>airmass</text:p>
          </text:deletion>
        </text:changed-region>
        <text:changed-region xml:id="ct94868867896096" text:id="ct94868867896096">
          <text:deletion>
            <office:change-info>
              <dc:creator>Unknown Author</dc:creator>
              <dc:date>2025-10-27T13:54:20</dc:date>
            </office:change-info>
            <text:p text:style-name="P39">required</text:p>
          </text:deletion>
        </text:changed-region>
        <text:changed-region xml:id="ct94868867895856" text:id="ct94868867895856">
          <text:deletion>
            <office:change-info>
              <dc:creator>Unknown Author</dc:creator>
              <dc:date>2025-10-27T13:53:48</dc:date>
            </office:change-info>
            <text:p text:style-name="P39">(a) </text:p>
          </text:deletion>
        </text:changed-region>
        <text:changed-region xml:id="ct94868867882320" text:id="ct94868867882320">
          <text:deletion>
            <office:change-info>
              <dc:creator>Unknown Author</dc:creator>
              <dc:date>2025-10-27T14:01:06</dc:date>
            </office:change-info>
            <text:p text:style-name="P39"/>
            <text:p text:style-name="P39"/>
          </text:deletion>
        </text:changed-region>
        <text:changed-region xml:id="ct94868867882080" text:id="ct94868867882080">
          <text:deletion>
            <office:change-info>
              <dc:creator>Unknown Author</dc:creator>
              <dc:date>2025-10-27T13:47:50</dc:date>
            </office:change-info>
            <text:p text:style-name="P39"/>
            <text:p text:style-name="P39"/>
          </text:deletion>
        </text:changed-region>
        <text:changed-region xml:id="ct94868867881840" text:id="ct94868867881840">
          <text:deletion>
            <office:change-info>
              <dc:creator>Unknown Author</dc:creator>
              <dc:date>2025-10-27T13:46:29</dc:date>
            </office:change-info>
            <text:p text:style-name="P39">The order and time when fields are scheduled is determined b<text:span text:style-name="T1">y</text:span>:</text:p>
          </text:deletion>
        </text:changed-region>
        <text:changed-region xml:id="ct94868867869696" text:id="ct94868867869696">
          <text:deletion>
            <office:change-info>
              <dc:creator>Unknown Author</dc:creator>
              <dc:date>2025-10-27T13:45:56</dc:date>
            </office:change-info>
            <text:p text:style-name="P39"><text:s text:c="5"/></text:p>
          </text:deletion>
        </text:changed-region>
        <text:changed-region xml:id="ct94868867887424" text:id="ct94868867887424">
          <text:deletion>
            <office:change-info>
              <dc:creator>Unknown Author</dc:creator>
              <dc:date>2025-10-27T13:46:36</dc:date>
            </office:change-info>
            <text:p text:style-name="P39"/>
            <text:p text:style-name="Preformatted_20_Text"/>
            <text:p text:style-name="P39"/>
          </text:deletion>
        </text:changed-region>
        <text:changed-region xml:id="ct94868867864464" text:id="ct94868867864464">
          <text:deletion>
            <office:change-info>
              <dc:creator>Unknown Author</dc:creator>
              <dc:date>2025-10-27T13:47:51</dc:date>
            </office:change-info>
            <text:p text:style-name="P39"/>
            <text:p text:style-name="P39"><text:s text:c="3"/>Timing</text:p>
          </text:deletion>
        </text:changed-region>
        <text:changed-region xml:id="ct94868867876688" text:id="ct94868867876688">
          <text:deletion>
            <office:change-info>
              <dc:creator>Unknown Author</dc:creator>
              <dc:date>2025-10-27T14:01:06</dc:date>
            </office:change-info>
            <text:p text:style-name="P39"/>
            <text:p text:style-name="P39"/>
          </text:deletion>
        </text:changed-region>
        <text:changed-region xml:id="ct94868867969024" text:id="ct94868867969024">
          <text:insertion>
            <office:change-info>
              <dc:creator>Unknown Author</dc:creator>
              <dc:date>2025-10-27T13:51:07</dc:date>
            </office:change-info>
          </text:insertion>
        </text:changed-region>
        <text:changed-region xml:id="ct94868867982896" text:id="ct94868867982896">
          <text:insertion>
            <office:change-info>
              <dc:creator>Unknown Author</dc:creator>
              <dc:date>2025-10-28T15:23:18</dc:date>
            </office:change-info>
          </text:insertion>
        </text:changed-region>
        <text:changed-region xml:id="ct94868867990176" text:id="ct94868867990176">
          <text:insertion>
            <office:change-info>
              <dc:creator>Unknown Author</dc:creator>
              <dc:date>2025-10-28T16:24:48</dc:date>
            </office:change-info>
          </text:insertion>
        </text:changed-region>
        <text:changed-region xml:id="ct94868867991584" text:id="ct94868867991584">
          <text:deletion>
            <office:change-info>
              <dc:creator>Unknown Author</dc:creator>
              <dc:date>2025-10-28T17:39:15</dc:date>
            </office:change-info>
            <text:p text:style-name="P24"><text:s/></text:p>
            <text:p text:style-name="P128"/>
            <text:p text:style-name="P24"/>
            <text:p text:style-name="P24"/>
            <text:p text:style-name="P24"/>
          </text:deletion>
        </text:changed-region>
        <text:changed-region xml:id="ct94868867991344" text:id="ct94868867991344">
          <text:deletion>
            <office:change-info>
              <dc:creator>Unknown Author</dc:creator>
              <dc:date>2025-10-27T13:51:04</dc:date>
            </office:change-info>
            <text:p text:style-name="P24">- info for each ompleted exposure (filename, ut, jd, lst, ha, am, expt)- survey code</text:p>
            <text:p text:style-name="P24">- pointing info</text:p>
            <text:p text:style-name="P24">- exposure params ( expt, n_required, interval, shutter code)</text:p>
            <text:p text:style-name="P24">- The UT times and Julian Dates when the the field rised and sets (ut_rise, ut_set, jd_rise, jd_set)</text:p>
            <text:p text:style-name="P24">- JD expected for the next exposure (jd_next).</text:p>
            <text:p text:style-name="P24">- number of exposures completed s far (n_done)</text:p>
            <text:p text:style-name="P24">- total field will be up or remains up (time_up)</text:p>
            <text:p text:style-name="P24">- time required to complete the remaining observations (time_required)</text:p>
            <text:p text:style-name="P24">- time remaining before time_required &gt; time_up ( time_left) </text:p>
            <text:p text:style-name="P151"/>
            <text:p text:style-name="P151"><text:s text:c="3"/>Every field has a descriptor with pertinent info (see "Field" structure in "scheduler.h"):</text:p>
            <text:p text:style-name="P151"/>
            <text:p text:style-name="P151">Field Descriptor</text:p>
            <text:p text:style-name="P151"/>
            <text:p text:style-name="P24">Before each observation, the scheduler updates the status of every field listed in the observation plan. The relative status of the fields and their observational constrains determine which field <text:s/>the scheduler selects.</text:p>
            <text:p text:style-name="P24"/>
          </text:deletion>
        </text:changed-region>
        <text:changed-region xml:id="ct94868867991104" text:id="ct94868867991104">
          <text:deletion>
            <office:change-info>
              <dc:creator>Unknown Author</dc:creator>
              <dc:date>2025-10-28T17:39:15</dc:date>
            </office:change-info>
            <text:p text:style-name="P24"><text:s text:c="3"/></text:p>
          </text:deletion>
        </text:changed-region>
        <text:changed-region xml:id="ct94868867992512" text:id="ct94868867992512">
          <text:insertion>
            <office:change-info>
              <dc:creator>Unknown Author</dc:creator>
              <dc:date>2025-10-29T09:54:49</dc:date>
            </office:change-info>
          </text:insertion>
        </text:changed-region>
        <text:changed-region xml:id="ct94868867992752" text:id="ct94868867992752">
          <text:insertion>
            <office:change-info>
              <dc:creator>Unknown Author</dc:creator>
              <dc:date>2025-10-28T17:38:33</dc:date>
            </office:change-info>
          </text:insertion>
        </text:changed-region>
        <text:changed-region xml:id="ct94868867992992" text:id="ct94868867992992">
          <text:deletion>
            <office:change-info>
              <dc:creator>Unknown Author</dc:creator>
              <dc:date>2025-10-28T17:38:44</dc:date>
            </office:change-info>
            <text:p text:style-name="P144"><text:span text:style-name="T20"/></text:p>
            <text:p text:style-name="P144">Cadences</text:p>
          </text:deletion>
        </text:changed-region>
        <text:changed-region xml:id="ct94868867994608" text:id="ct94868867994608">
          <text:deletion>
            <office:change-info>
              <dc:creator>Unknown Author</dc:creator>
              <dc:date>2025-10-28T17:38:48</dc:date>
            </office:change-info>
            <text:p text:style-name="Preformatted_20_Text"><text:s text:c="2"/></text:p>
          </text:deletion>
        </text:changed-region>
        <text:changed-region xml:id="ct94868867994848" text:id="ct94868867994848">
          <text:deletion>
            <office:change-info>
              <dc:creator>Unknown Author</dc:creator>
              <dc:date>2025-10-28T17:38:51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868867981536" text:id="ct94868867981536">
          <text:insertion>
            <office:change-info>
              <dc:creator>Unknown Author</dc:creator>
              <dc:date>2025-10-28T17:39:01</dc:date>
            </office:change-info>
          </text:insertion>
        </text:changed-region>
        <text:changed-region xml:id="ct94868867954544" text:id="ct94868867954544">
          <text:deletion>
            <office:change-info>
              <dc:creator>Unknown Author</dc:creator>
              <dc:date>2025-10-28T17:39:34</dc:date>
            </office:change-info>
            <text:p text:style-name="P41"><text:s text:c="3"/></text:p>
            <text:p text:style-name="P41"/>
          </text:deletion>
        </text:changed-region>
        <text:changed-region xml:id="ct94868867982384" text:id="ct94868867982384">
          <text:insertion>
            <office:change-info>
              <dc:creator>Unknown Author</dc:creator>
              <dc:date>2025-10-28T17:39:03</dc:date>
            </office:change-info>
          </text:insertion>
        </text:changed-region>
        <text:changed-region xml:id="ct94868867838080" text:id="ct94868867838080">
          <text:deletion>
            <office:change-info>
              <dc:creator>Unknown Author</dc:creator>
              <dc:date>2025-10-28T17:39:39</dc:date>
            </office:change-info>
            <text:p text:style-name="P41"><text:s text:c="3"/></text:p>
            <text:p text:style-name="P41"/>
          </text:deletion>
        </text:changed-region>
        <text:changed-region xml:id="ct94868867976176" text:id="ct94868867976176">
          <text:insertion>
            <office:change-info>
              <dc:creator>Unknown Author</dc:creator>
              <dc:date>2025-10-28T17:39:05</dc:date>
            </office:change-info>
          </text:insertion>
        </text:changed-region>
        <text:changed-region xml:id="ct94868867960832" text:id="ct94868867960832">
          <text:deletion>
            <office:change-info>
              <dc:creator>Unknown Author</dc:creator>
              <dc:date>2025-10-29T10:25:46</dc:date>
            </office:change-info>
            <text:p text:style-name="P41">slew and </text:p>
          </text:deletion>
        </text:changed-region>
        <text:changed-region xml:id="ct94868867981872" text:id="ct94868867981872">
          <text:insertion>
            <office:change-info>
              <dc:creator>Unknown Author</dc:creator>
              <dc:date>2025-10-29T10:25:46</dc:date>
            </office:change-info>
          </text:insertion>
        </text:changed-region>
        <text:changed-region xml:id="ct94868867940736" text:id="ct94868867940736">
          <text:deletion>
            <office:change-info>
              <dc:creator>Unknown Author</dc:creator>
              <dc:date>2025-10-28T17:39:42</dc:date>
            </office:change-info>
            <text:p text:style-name="P41"><text:s text:c="3"/></text:p>
            <text:p text:style-name="P41"/>
          </text:deletion>
        </text:changed-region>
        <text:changed-region xml:id="ct94868867997840" text:id="ct94868867997840">
          <text:deletion>
            <office:change-info>
              <dc:creator>Unknown Author</dc:creator>
              <dc:date>2025-10-28T17:39:44</dc:date>
            </office:change-info>
            <text:p text:style-name="P41"><text:s/></text:p>
          </text:deletion>
        </text:changed-region>
        <text:changed-region xml:id="ct94868867998080" text:id="ct94868867998080">
          <text:insertion>
            <office:change-info>
              <dc:creator>Unknown Author</dc:creator>
              <dc:date>2025-10-28T17:39:45</dc:date>
            </office:change-info>
          </text:insertion>
        </text:changed-region>
        <text:changed-region xml:id="ct94868867998320" text:id="ct94868867998320">
          <text:deletion>
            <office:change-info>
              <dc:creator>Unknown Author</dc:creator>
              <dc:date>2025-10-29T10:25:59</dc:date>
            </office:change-info>
            <text:p text:style-name="P41">&gt;</text:p>
          </text:deletion>
        </text:changed-region>
        <text:changed-region xml:id="ct94868867998560" text:id="ct94868867998560">
          <text:insertion>
            <office:change-info>
              <dc:creator>Unknown Author</dc:creator>
              <dc:date>2025-10-29T10:25:59</dc:date>
            </office:change-info>
          </text:insertion>
        </text:changed-region>
        <text:changed-region xml:id="ct94868867956848" text:id="ct94868867956848">
          <text:deletion>
            <office:change-info>
              <dc:creator>Unknown Author</dc:creator>
              <dc:date>2025-10-28T17:40:21</dc:date>
            </office:change-info>
            <text:p text:style-name="P159"><text:s text:c="2"/></text:p>
          </text:deletion>
        </text:changed-region>
        <text:changed-region xml:id="ct94868867944720" text:id="ct94868867944720">
          <text:insertion>
            <office:change-info>
              <dc:creator>Unknown Author</dc:creator>
              <dc:date>2025-10-28T17:42:28</dc:date>
            </office:change-info>
          </text:insertion>
        </text:changed-region>
        <text:changed-region xml:id="ct94868867952480" text:id="ct94868867952480">
          <text:format-change>
            <office:change-info>
              <dc:creator>Unknown Author</dc:creator>
              <dc:date>2025-10-28T17:41:42</dc:date>
            </office:change-info>
          </text:format-change>
        </text:changed-region>
        <text:changed-region xml:id="ct94868867954240" text:id="ct94868867954240">
          <text:deletion>
            <office:change-info>
              <dc:creator>Unknown Author</dc:creator>
              <dc:date>2025-10-28T17:40:23</dc:date>
            </office:change-info>
            <text:p text:style-name="P8"><text:span text:style-name="T2">n</text:span></text:p>
          </text:deletion>
        </text:changed-region>
        <text:changed-region xml:id="ct94868868001888" text:id="ct94868868001888">
          <text:format-change>
            <office:change-info>
              <dc:creator>Unknown Author</dc:creator>
              <dc:date>2025-10-28T17:41:42</dc:date>
            </office:change-info>
          </text:format-change>
        </text:changed-region>
        <text:changed-region xml:id="ct94868868003152" text:id="ct94868868003152">
          <text:insertion>
            <office:change-info>
              <dc:creator>Unknown Author</dc:creator>
              <dc:date>2025-10-28T17:42:33</dc:date>
            </office:change-info>
          </text:insertion>
        </text:changed-region>
        <text:changed-region xml:id="ct94868868004768" text:id="ct94868868004768">
          <text:deletion>
            <office:change-info>
              <dc:creator>Unknown Author</dc:creator>
              <dc:date>2025-10-28T17:41:57</dc:date>
            </office:change-info>
            <text:p text:style-name="P119">cadence 1: <text:s/></text:p>
          </text:deletion>
        </text:changed-region>
        <text:changed-region xml:id="ct94868868005008" text:id="ct94868868005008">
          <text:insertion>
            <office:change-info>
              <dc:creator>Unknown Author</dc:creator>
              <dc:date>2025-10-28T17:41:57</dc:date>
            </office:change-info>
          </text:insertion>
        </text:changed-region>
        <text:changed-region xml:id="ct94868868006624" text:id="ct94868868006624">
          <text:deletion>
            <office:change-info>
              <dc:creator>Unknown Author</dc:creator>
              <dc:date>2025-10-28T17:42:35</dc:date>
            </office:change-info>
            <text:p text:style-name="P1"><text:s text:c="2"/></text:p>
          </text:deletion>
        </text:changed-region>
        <text:changed-region xml:id="ct94868868006864" text:id="ct94868868006864">
          <text:format-change>
            <office:change-info>
              <dc:creator>Unknown Author</dc:creator>
              <dc:date>2025-10-28T17:42:39</dc:date>
            </office:change-info>
          </text:format-change>
        </text:changed-region>
        <text:changed-region xml:id="ct94868868008480" text:id="ct94868868008480">
          <text:insertion>
            <office:change-info>
              <dc:creator>Unknown Author</dc:creator>
              <dc:date>2025-10-28T17:42:43</dc:date>
            </office:change-info>
          </text:insertion>
        </text:changed-region>
        <text:changed-region xml:id="ct94868868008720" text:id="ct94868868008720">
          <text:insertion>
            <office:change-info>
              <dc:creator>Unknown Author</dc:creator>
              <dc:date>2025-10-28T17:43:24</dc:date>
            </office:change-info>
          </text:insertion>
        </text:changed-region>
        <text:changed-region xml:id="ct94868868008960" text:id="ct94868868008960">
          <text:deletion>
            <office:change-info>
              <dc:creator>Unknown Author</dc:creator>
              <dc:date>2025-10-29T10:27:53</dc:date>
            </office:change-info>
            <text:p text:style-name="Preformatted_20_Text"><text:s/>parallel</text:p>
          </text:deletion>
        </text:changed-region>
        <text:changed-region xml:id="ct94868868009440" text:id="ct94868868009440">
          <text:deletion>
            <office:change-info>
              <dc:creator>Unknown Author</dc:creator>
              <dc:date>2025-10-28T17:42:51</dc:date>
            </office:change-info>
            <text:p text:style-name="Preformatted_20_Text"><text:s text:c="2"/></text:p>
          </text:deletion>
        </text:changed-region>
        <text:changed-region xml:id="ct94868868009200" text:id="ct94868868009200">
          <text:deletion>
            <office:change-info>
              <dc:creator>Unknown Author</dc:creator>
              <dc:date>2025-10-28T17:43:00</dc:date>
            </office:change-info>
            <text:p text:style-name="Preformatted_20_Text"/>
            <text:p text:style-name="Preformatted_20_Text"/>
          </text:deletion>
        </text:changed-region>
        <text:changed-region xml:id="ct94868868009680" text:id="ct94868868009680">
          <text:insertion>
            <office:change-info>
              <dc:creator>Unknown Author</dc:creator>
              <dc:date>2025-10-29T10:28:01</dc:date>
            </office:change-info>
          </text:insertion>
        </text:changed-region>
        <text:changed-region xml:id="ct94868868010160" text:id="ct94868868010160">
          <text:deletion>
            <office:change-info>
              <dc:creator>Unknown Author</dc:creator>
              <dc:date>2025-10-29T10:28:16</dc:date>
            </office:change-info>
            <text:p text:style-name="Preformatted_20_Text"><text:span text:style-name="T130">during</text:span></text:p>
          </text:deletion>
        </text:changed-region>
        <text:changed-region xml:id="ct94868868009920" text:id="ct94868868009920">
          <text:deletion>
            <office:change-info>
              <dc:creator>Unknown Author</dc:creator>
              <dc:date>2025-10-29T10:33:19</dc:date>
            </office:change-info>
            <text:p text:style-name="Preformatted_20_Text"><text:span text:style-name="T130"><text:s/></text:span></text:p>
          </text:deletion>
        </text:changed-region>
        <text:changed-region xml:id="ct94868868010400" text:id="ct94868868010400">
          <text:deletion>
            <office:change-info>
              <dc:creator>Unknown Author</dc:creator>
              <dc:date>2025-10-29T10:32:49</dc:date>
            </office:change-info>
            <text:p text:style-name="Preformatted_20_Text"><text:s/></text:p>
          </text:deletion>
        </text:changed-region>
        <text:changed-region xml:id="ct94868868010640" text:id="ct94868868010640">
          <text:insertion>
            <office:change-info>
              <dc:creator>Unknown Author</dc:creator>
              <dc:date>2025-10-29T10:32:52</dc:date>
            </office:change-info>
          </text:insertion>
        </text:changed-region>
        <text:changed-region xml:id="ct94868868010880" text:id="ct94868868010880">
          <text:insertion>
            <office:change-info>
              <dc:creator>Unknown Author</dc:creator>
              <dc:date>2025-10-29T10:28:23</dc:date>
            </office:change-info>
          </text:insertion>
        </text:changed-region>
        <text:changed-region xml:id="ct94868868011120" text:id="ct94868868011120">
          <text:insertion>
            <office:change-info>
              <dc:creator>Unknown Author</dc:creator>
              <dc:date>2025-10-28T17:43:01</dc:date>
            </office:change-info>
          </text:insertion>
        </text:changed-region>
        <text:changed-region xml:id="ct94868868013424" text:id="ct94868868013424">
          <text:insertion>
            <office:change-info>
              <dc:creator>Unknown Author</dc:creator>
              <dc:date>2025-10-28T17:43:04</dc:date>
            </office:change-info>
          </text:insertion>
        </text:changed-region>
        <text:changed-region xml:id="ct94868868013664" text:id="ct94868868013664">
          <text:insertion>
            <office:change-info>
              <dc:creator>Unknown Author</dc:creator>
              <dc:date>2025-10-29T10:28:27</dc:date>
            </office:change-info>
          </text:insertion>
        </text:changed-region>
        <text:changed-region xml:id="ct94868868013904" text:id="ct94868868013904">
          <text:insertion>
            <office:change-info>
              <dc:creator>Unknown Author</dc:creator>
              <dc:date>2025-10-28T17:43:09</dc:date>
            </office:change-info>
          </text:insertion>
        </text:changed-region>
        <text:changed-region xml:id="ct94868868014144" text:id="ct94868868014144">
          <text:insertion>
            <office:change-info>
              <dc:creator>Unknown Author</dc:creator>
              <dc:date>2025-10-29T10:28:41</dc:date>
            </office:change-info>
          </text:insertion>
        </text:changed-region>
        <text:changed-region xml:id="ct94868868015760" text:id="ct94868868015760">
          <text:format-change>
            <office:change-info>
              <dc:creator>Unknown Author</dc:creator>
              <dc:date>2025-10-28T17:43:18</dc:date>
            </office:change-info>
          </text:format-change>
        </text:changed-region>
        <text:changed-region xml:id="ct94868868016000" text:id="ct94868868016000">
          <text:deletion>
            <office:change-info>
              <dc:creator>Unknown Author</dc:creator>
              <dc:date>2025-10-28T17:43:20</dc:date>
            </office:change-info>
            <text:p text:style-name="P1"><text:s text:c="2"/></text:p>
          </text:deletion>
        </text:changed-region>
        <text:changed-region xml:id="ct94868868016240" text:id="ct94868868016240">
          <text:format-change>
            <office:change-info>
              <dc:creator>Unknown Author</dc:creator>
              <dc:date>2025-10-28T17:43:18</dc:date>
            </office:change-info>
          </text:format-change>
        </text:changed-region>
        <text:changed-region xml:id="ct94868868017856" text:id="ct94868868017856">
          <text:insertion>
            <office:change-info>
              <dc:creator>Unknown Author</dc:creator>
              <dc:date>2025-10-29T10:32:34</dc:date>
            </office:change-info>
          </text:insertion>
        </text:changed-region>
        <text:changed-region xml:id="ct94868868018096" text:id="ct94868868018096">
          <text:insertion>
            <office:change-info>
              <dc:creator>Unknown Author</dc:creator>
              <dc:date>2025-10-29T10:33:04</dc:date>
            </office:change-info>
          </text:insertion>
        </text:changed-region>
        <text:changed-region xml:id="ct94868868018336" text:id="ct94868868018336">
          <text:deletion>
            <office:change-info>
              <dc:creator>Unknown Author</dc:creator>
              <dc:date>2025-10-29T10:33:07</dc:date>
            </office:change-info>
            <text:p text:style-name="Preformatted_20_Text">w</text:p>
          </text:deletion>
        </text:changed-region>
        <text:changed-region xml:id="ct94868868018656" text:id="ct94868868018656">
          <text:insertion>
            <office:change-info>
              <dc:creator>Unknown Author</dc:creator>
              <dc:date>2025-10-29T10:32:39</dc:date>
            </office:change-info>
          </text:insertion>
        </text:changed-region>
        <text:changed-region xml:id="ct94868868018896" text:id="ct94868868018896">
          <text:deletion>
            <office:change-info>
              <dc:creator>Unknown Author</dc:creator>
              <dc:date>2025-10-29T10:32:22</dc:date>
            </office:change-info>
            <text:p text:style-name="Preformatted_20_Text"><text:span text:style-name="T130"><text:s/>and </text:span></text:p>
          </text:deletion>
        </text:changed-region>
        <text:changed-region xml:id="ct94868868019312" text:id="ct94868868019312">
          <text:insertion>
            <office:change-info>
              <dc:creator>Unknown Author</dc:creator>
              <dc:date>2025-10-29T10:32:24</dc:date>
            </office:change-info>
          </text:insertion>
        </text:changed-region>
        <text:changed-region xml:id="ct94868868019552" text:id="ct94868868019552">
          <text:deletion>
            <office:change-info>
              <dc:creator>Unknown Author</dc:creator>
              <dc:date>2025-10-29T10:33:11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868867708320" text:id="ct94868867708320">
          <text:insertion>
            <office:change-info>
              <dc:creator>Unknown Author</dc:creator>
              <dc:date>2025-10-29T10:33:11</dc:date>
            </office:change-info>
          </text:insertion>
        </text:changed-region>
        <text:changed-region xml:id="ct94868867692768" text:id="ct94868867692768">
          <text:deletion>
            <office:change-info>
              <dc:creator>Unknown Author</dc:creator>
              <dc:date>2025-10-29T10:33:13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868867694448" text:id="ct94868867694448">
          <text:insertion>
            <office:change-info>
              <dc:creator>Unknown Author</dc:creator>
              <dc:date>2025-10-29T10:33:14</dc:date>
            </office:change-info>
          </text:insertion>
        </text:changed-region>
        <text:changed-region xml:id="ct94868867704048" text:id="ct94868867704048">
          <text:deletion>
            <office:change-info>
              <dc:creator>Unknown Author</dc:creator>
              <dc:date>2025-10-29T10:33:39</dc:date>
            </office:change-info>
            <text:p text:style-name="Preformatted_20_Text"><text:s/></text:p>
          </text:deletion>
        </text:changed-region>
        <text:changed-region xml:id="ct94868867705552" text:id="ct94868867705552">
          <text:deletion>
            <office:change-info>
              <dc:creator>Unknown Author</dc:creator>
              <dc:date>2025-10-29T10:33:16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868867705920" text:id="ct94868867705920">
          <text:insertion>
            <office:change-info>
              <dc:creator>Unknown Author</dc:creator>
              <dc:date>2025-10-29T10:33:17</dc:date>
            </office:change-info>
          </text:insertion>
        </text:changed-region>
        <text:changed-region xml:id="ct94868867706592" text:id="ct94868867706592">
          <text:insertion>
            <office:change-info>
              <dc:creator>Unknown Author</dc:creator>
              <dc:date>2025-10-29T10:33:47</dc:date>
            </office:change-info>
          </text:insertion>
        </text:changed-region>
        <text:changed-region xml:id="ct94868867707952" text:id="ct94868867707952">
          <text:deletion>
            <office:change-info>
              <dc:creator>Unknown Author</dc:creator>
              <dc:date>2025-10-29T10:33:44</dc:date>
            </office:change-info>
            <text:p text:style-name="Preformatted_20_Text"><text:span text:style-name="T130"><text:s text:c="2"/></text:span></text:p>
          </text:deletion>
        </text:changed-region>
        <text:changed-region xml:id="ct94868867690192" text:id="ct94868867690192">
          <text:insertion>
            <office:change-info>
              <dc:creator>Unknown Author</dc:creator>
              <dc:date>2025-10-29T10:33:45</dc:date>
            </office:change-info>
          </text:insertion>
        </text:changed-region>
        <text:changed-region xml:id="ct94868868024256" text:id="ct94868868024256">
          <text:insertion>
            <office:change-info>
              <dc:creator>Unknown Author</dc:creator>
              <dc:date>2025-10-28T17:43:30</dc:date>
            </office:change-info>
          </text:insertion>
        </text:changed-region>
        <text:changed-region xml:id="ct94868868024496" text:id="ct94868868024496">
          <text:deletion>
            <office:change-info>
              <dc:creator>Unknown Author</dc:creator>
              <dc:date>2025-10-29T10:31:54</dc:date>
            </office:change-info>
            <text:p text:style-name="Preformatted_20_Text"><text:s text:c="2"/></text:p>
          </text:deletion>
        </text:changed-region>
        <text:changed-region xml:id="ct94868868025424" text:id="ct94868868025424">
          <text:insertion>
            <office:change-info>
              <dc:creator>Unknown Author</dc:creator>
              <dc:date>2025-10-28T17:43:32</dc:date>
            </office:change-info>
          </text:insertion>
        </text:changed-region>
        <text:changed-region xml:id="ct94868868025664" text:id="ct94868868025664">
          <text:deletion>
            <office:change-info>
              <dc:creator>Unknown Author</dc:creator>
              <dc:date>2025-10-29T10:29:04</dc:date>
            </office:change-info>
            <text:p text:style-name="P13">transfer</text:p>
          </text:deletion>
        </text:changed-region>
        <text:changed-region xml:id="ct94868868025904" text:id="ct94868868025904">
          <text:insertion>
            <office:change-info>
              <dc:creator>Unknown Author</dc:creator>
              <dc:date>2025-10-29T10:29:50</dc:date>
            </office:change-info>
          </text:insertion>
        </text:changed-region>
        <text:changed-region xml:id="ct94868868026144" text:id="ct94868868026144">
          <text:deletion>
            <office:change-info>
              <dc:creator>Unknown Author</dc:creator>
              <dc:date>2025-10-28T17:43:39</dc:date>
            </office:change-info>
            <text:p text:style-name="P13"><text:s/></text:p>
          </text:deletion>
        </text:changed-region>
        <text:changed-region xml:id="ct94868868026384" text:id="ct94868868026384">
          <text:insertion>
            <office:change-info>
              <dc:creator>Unknown Author</dc:creator>
              <dc:date>2025-10-28T17:43:55</dc:date>
            </office:change-info>
          </text:insertion>
        </text:changed-region>
        <text:changed-region xml:id="ct94868868026624" text:id="ct94868868026624">
          <text:deletion>
            <office:change-info>
              <dc:creator>Unknown Author</dc:creator>
              <dc:date>2025-10-29T10:30:05</dc:date>
            </office:change-info>
            <text:p text:style-name="P13">slew</text:p>
          </text:deletion>
        </text:changed-region>
        <text:changed-region xml:id="ct94868868026864" text:id="ct94868868026864">
          <text:insertion>
            <office:change-info>
              <dc:creator>Unknown Author</dc:creator>
              <dc:date>2025-10-28T17:43:42</dc:date>
            </office:change-info>
          </text:insertion>
        </text:changed-region>
        <text:changed-region xml:id="ct94868868027104" text:id="ct94868868027104">
          <text:insertion>
            <office:change-info>
              <dc:creator>Unknown Author</dc:creator>
              <dc:date>2025-10-29T10:30:23</dc:date>
            </office:change-info>
          </text:insertion>
        </text:changed-region>
        <text:changed-region xml:id="ct94868868027344" text:id="ct94868868027344">
          <text:deletion>
            <office:change-info>
              <dc:creator>Unknown Author</dc:creator>
              <dc:date>2025-10-29T10:30:34</dc:date>
            </office:change-info>
            <text:p text:style-name="P13">transfer </text:p>
          </text:deletion>
        </text:changed-region>
        <text:changed-region xml:id="ct94868868027584" text:id="ct94868868027584">
          <text:insertion>
            <office:change-info>
              <dc:creator>Unknown Author</dc:creator>
              <dc:date>2025-10-29T10:31:34</dc:date>
            </office:change-info>
          </text:insertion>
        </text:changed-region>
        <text:changed-region xml:id="ct94868868027824" text:id="ct94868868027824">
          <text:deletion>
            <office:change-info>
              <dc:creator>Unknown Author</dc:creator>
              <dc:date>2025-10-29T10:30:28</dc:date>
            </office:change-info>
            <text:p text:style-name="P13">slew</text:p>
          </text:deletion>
        </text:changed-region>
        <text:changed-region xml:id="ct94868868028752" text:id="ct94868868028752">
          <text:insertion>
            <office:change-info>
              <dc:creator>Unknown Author</dc:creator>
              <dc:date>2025-10-29T10:29:06</dc:date>
            </office:change-info>
          </text:insertion>
        </text:changed-region>
        <text:changed-region xml:id="ct94868868028992" text:id="ct94868868028992">
          <text:insertion>
            <office:change-info>
              <dc:creator>Unknown Author</dc:creator>
              <dc:date>2025-10-29T10:30:01</dc:date>
            </office:change-info>
          </text:insertion>
        </text:changed-region>
        <text:changed-region xml:id="ct94868868029232" text:id="ct94868868029232">
          <text:insertion>
            <office:change-info>
              <dc:creator>Unknown Author</dc:creator>
              <dc:date>2025-10-29T10:31:08</dc:date>
            </office:change-info>
          </text:insertion>
        </text:changed-region>
        <text:changed-region xml:id="ct94868868030400" text:id="ct94868868030400">
          <text:deletion>
            <office:change-info>
              <dc:creator>Unknown Author</dc:creator>
              <dc:date>2025-10-28T17:45:05</dc:date>
            </office:change-info>
            <text:p text:style-name="Preformatted_20_Text">Currently, only cadence 1 is implemented.</text:p>
          </text:deletion>
        </text:changed-region>
        <text:changed-region xml:id="ct94868868030160" text:id="ct94868868030160">
          <text:deletion>
            <office:change-info>
              <dc:creator>Unknown Author</dc:creator>
              <dc:date>2025-10-28T17:44:24</dc:date>
            </office:change-info>
            <text:p text:style-name="Preformatted_20_Text"><text:s text:c="2"/></text:p>
          </text:deletion>
        </text:changed-region>
        <text:changed-region xml:id="ct94868867709888" text:id="ct94868867709888">
          <text:insertion>
            <office:change-info>
              <dc:creator>Unknown Author</dc:creator>
              <dc:date>2025-10-29T11:30:06</dc:date>
            </office:change-info>
          </text:insertion>
        </text:changed-region>
        <text:changed-region xml:id="ct94868867722608" text:id="ct94868867722608">
          <text:insertion>
            <office:change-info>
              <dc:creator>Unknown Author</dc:creator>
              <dc:date>2025-10-29T11:31:17</dc:date>
            </office:change-info>
          </text:insertion>
        </text:changed-region>
        <text:changed-region xml:id="ct94868867723856" text:id="ct94868867723856">
          <text:insertion>
            <office:change-info>
              <dc:creator>Unknown Author</dc:creator>
              <dc:date>2025-10-29T11:32:00</dc:date>
            </office:change-info>
          </text:insertion>
        </text:changed-region>
        <text:changed-region xml:id="ct94868867725472" text:id="ct94868867725472">
          <text:insertion>
            <office:change-info>
              <dc:creator>Unknown Author</dc:creator>
              <dc:date>2025-10-29T11:33:00</dc:date>
            </office:change-info>
          </text:insertion>
        </text:changed-region>
        <text:changed-region xml:id="ct94868867725104" text:id="ct94868867725104">
          <text:insertion>
            <office:change-info>
              <dc:creator>Unknown Author</dc:creator>
              <dc:date>2025-10-29T11:34:00</dc:date>
            </office:change-info>
          </text:insertion>
        </text:changed-region>
        <text:changed-region xml:id="ct94868867728240" text:id="ct94868867728240">
          <text:insertion>
            <office:change-info>
              <dc:creator>Unknown Author</dc:creator>
              <dc:date>2025-10-29T11:42:59</dc:date>
            </office:change-info>
          </text:insertion>
        </text:changed-region>
        <text:changed-region xml:id="ct94868868040592" text:id="ct94868868040592">
          <text:insertion>
            <office:change-info>
              <dc:creator>Unknown Author</dc:creator>
              <dc:date>2025-10-29T11:43:00</dc:date>
            </office:change-info>
          </text:insertion>
        </text:changed-region>
        <text:changed-region xml:id="ct94868913304592" text:id="ct94868913304592">
          <text:insertion>
            <office:change-info>
              <dc:creator>Unknown Author</dc:creator>
              <dc:date>2025-10-30T10:23:28</dc:date>
            </office:change-info>
          </text:insertion>
        </text:changed-region>
        <text:changed-region xml:id="ct94868919171248" text:id="ct94868919171248">
          <text:insertion>
            <office:change-info>
              <dc:creator>Unknown Author</dc:creator>
              <dc:date>2025-10-30T11:19:44</dc:date>
            </office:change-info>
          </text:insertion>
        </text:changed-region>
        <text:changed-region xml:id="ct94868920064784" text:id="ct94868920064784">
          <text:insertion>
            <office:change-info>
              <dc:creator>Unknown Author</dc:creator>
              <dc:date>2025-10-30T11:20:31</dc:date>
            </office:change-info>
          </text:insertion>
        </text:changed-region>
        <text:changed-region xml:id="ct94868914435904" text:id="ct94868914435904">
          <text:insertion>
            <office:change-info>
              <dc:creator>Unknown Author</dc:creator>
              <dc:date>2025-10-30T11:35:55</dc:date>
            </office:change-info>
          </text:insertion>
        </text:changed-region>
        <text:changed-region xml:id="ct94868924212432" text:id="ct94868924212432">
          <text:insertion>
            <office:change-info>
              <dc:creator>Unknown Author</dc:creator>
              <dc:date>2025-10-30T11:21:14</dc:date>
            </office:change-info>
          </text:insertion>
        </text:changed-region>
        <text:changed-region xml:id="ct94868913380880" text:id="ct94868913380880">
          <text:insertion>
            <office:change-info>
              <dc:creator>Unknown Author</dc:creator>
              <dc:date>2025-10-29T11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duler Manual</text:p>
      <text:p text:style-name="Preformatted_20_Text">D. Rabinowitz 2025 Oct <text:change text:change-id="ct94868916102912"/><text:change text:change-id="ct94868867564064"/><text:change-start text:change-id="ct94868883800704"/><text:span text:style-name="T132">30</text:span><text:change-end text:change-id="ct94868883800704"/><text:change-start text:change-id="ct94868867746288"/></text:p>
      <text:p text:style-name="Preformatted_20_Text"/>
      <text:p text:style-name="P10">Contents<text:change-end text:change-id="ct94868867746288"/><text:change-start text:change-id="ct94868867747840"/></text:p>
      <text:p text:style-name="P10">1. Overview</text:p>
      <text:p text:style-name="P10">2. Observation Plan</text:p>
      <text:p text:style-name="P10">3. Observation Selection<text:change-end text:change-id="ct94868867747840"/><text:change-start text:change-id="ct94868867748560"/></text:p>
      <text:p text:style-name="P10">4. Observing Caden<text:change-end text:change-id="ct94868867748560"/><text:change-start text:change-id="ct94868867748880"/>ce<text:change-end text:change-id="ct94868867748880"/><text:change-start text:change-id="ct94868867749888"/></text:p>
      <text:p text:style-name="P126">5. Installation<text:change-end text:change-id="ct94868867749888"/><text:change-start text:change-id="ct94868913367360"/></text:p>
      <text:p text:style-name="P127">6. Configuration<text:change-end text:change-id="ct94868913367360"/><text:change-start text:change-id="ct94868904376672"/></text:p>
      <text:p text:style-name="P127">7. Operation<text:change-end text:change-id="ct94868904376672"/></text:p>
      <text:p text:style-name="Preformatted_20_Text"/>
      <text:p text:style-name="Preformatted_20_Text"><text:change text:change-id="ct94868867751664"/><text:change-start text:change-id="ct94868867752224"/><text:span text:style-name="T107">1. </text:span><text:change-end text:change-id="ct94868867752224"/><text:change-start text:change-id="ct94868867753552"/><text:span text:style-name="T2">Overview</text:span><text:change-end text:change-id="ct94868867753552"/></text:p>
      <text:p text:style-name="Preformatted_20_Text"/>
      <text:p text:style-name="P3"><text:change text:change-id="ct94868867755392"/>The LS4 scheduler <text:change text:change-id="ct94868867755872"/><text:change text:change-id="ct94868867755632"/>reads in a plan of observation<text:change-start text:change-id="ct94868867756368"/><text:span text:style-name="T107">s (aka </text:span><text:span text:style-name="T78">“fields”)</text:span><text:change-end text:change-id="ct94868867756368"/> from a text file, and sends commands to the control programs for the telescope (questctl) and the LS4 camera (ls4_ccp<text:change text:change-id="ct94868867756896"/>) to implement the observations.<text:change-start text:change-id="ct94868867879872"/> <text:span text:style-name="T54">The scheduler determines which fields will be observed and the</text:span><text:span text:style-name="T107">ir</text:span><text:span text:style-name="T54"> order depending on code</text:span><text:span text:style-name="T55">s</text:span><text:span text:style-name="T54"> in the observing plan and observational constraints specific to the type of observation.</text:span></text:p>
      <text:p text:style-name="P3"/>
      <text:p text:style-name="P2">Start and Stop</text:p>
      <text:p text:style-name="P3"/>
      <text:p text:style-name="P10">Typically, the scheduler is started by a control script (obs_control) that also starts up the control programs for the telescope and camera. When the scheduler is started, <text:span text:style-name="T131">five</text:span> command-line arguments must also be provided:</text:p>
      <text:p text:style-name="P10"/>
      <text:p text:style-name="P10"><text:s text:c="4"/>scheduler [obsplan] [yyyy] [mm] [dd] [verbose_flag]</text:p>
      <text:p text:style-name="P10"/>
      <text:p text:style-name="P10">where <text:span text:style-name="T77">“</text:span>obsplan<text:span text:style-name="T77">”</text:span> is the name of the obsplan file, <text:span text:style-name="T77">“</text:span> yyyy mm dd<text:span text:style-name="T77">” is the UT date </text:span><text:span text:style-name="T87">for the following morning, and verbose_flag (0, 1,or 2) specifies the detail of message logging.</text:span></text:p>
      <text:p text:style-name="P14"/>
      <text:p text:style-name="P11">To stop the scheduler (leading to an exit) or to pause the scheduler (temporarily suspending observations), a Linux signal must be send to the scheduler ( by sending a signal (SIGTERM <text:s/>stop, SIGUSR <text:s/>to puase) to the process. See <text:span text:style-name="T77">“pause_scheduler” and “stop_scheduler” scripts.</text:span></text:p>
      <text:p text:style-name="P12"/>
      <text:p text:style-name="P2">Main Event Loop</text:p>
      <text:p text:style-name="P11"/>
      <text:p text:style-name="P9"><text:span text:style-name="T129">At</text:span> the highest level, <text:span text:style-name="T129">scheduler implements the following main-even loop</text:span>:</text:p>
      <text:p text:style-name="P3"/>
      <text:p text:style-name="P9"><text:s text:c="4"/>Read in and initialize observation plan.</text:p>
      <text:p text:style-name="P3"/>
      <text:p text:style-name="P3"><text:s text:c="4"/><text:span text:style-name="T126">W</text:span><text:span text:style-name="T125">ait until sun goes down, dome opens, and telescope is ready to command.</text:span></text:p>
      <text:p text:style-name="P3"/>
      <text:p text:style-name="P3"><text:s text:c="4"/><text:span text:style-name="T125">While not yet morning twilight:</text:span></text:p>
      <text:p text:style-name="P3"/>
      <text:p text:style-name="P3"><text:s text:c="8"/><text:span text:style-name="T125">if telescope ready:</text:span></text:p>
      <text:p text:style-name="P3"/>
      <text:p text:style-name="P6"><text:s text:c="10"/><text:span text:style-name="T125">if stop requested:</text:span></text:p>
      <text:p text:style-name="P6"><text:span text:style-name="T125"><text:s text:c="13"/>sto</text:span><text:span text:style-name="T126">p telescope tracking</text:span></text:p>
      <text:p text:style-name="P6"/>
      <text:p text:style-name="P6"><text:span text:style-name="T125"><text:s text:c="10"/></text:span><text:span text:style-name="T126">else if bad weather</text:span><text:span text:style-name="T125">:</text:span></text:p>
      <text:p text:style-name="P3"><text:s text:c="13"/><text:span text:style-name="T126">stow the telescope and close dome</text:span></text:p>
      <text:p text:style-name="P3"/>
      <text:p text:style-name="P3"><text:s text:c="10"/><text:span text:style-name="T125">else if dome is closed </text:span><text:span text:style-name="T127">or scheduler is paused</text:span><text:span text:style-name="T125">:</text:span></text:p>
      <text:p text:style-name="P3"><text:s text:c="13"/><text:span text:style-name="T125">wait 10 sec</text:span></text:p>
      <text:p text:style-name="P3"/>
      <text:p text:style-name="P3"><text:s text:c="10"/><text:span text:style-name="T125">else:</text:span><text:span text:style-name="T128"> </text:span></text:p>
      <text:p text:style-name="P3"><text:soft-page-break/><text:s text:c="12"/><text:span text:style-name="T125">select next field to observe.</text:span></text:p>
      <text:p text:style-name="P3"><text:s text:c="12"/><text:span text:style-name="T85">P</text:span><text:span text:style-name="T125">oint telescope </text:span><text:span text:style-name="T126">and </text:span><text:span text:style-name="T125">take exposure.</text:span></text:p>
      <text:p text:style-name="P3"/>
      <text:p text:style-name="P3"><text:s text:c="8"/><text:span text:style-name="T86">e</text:span><text:span text:style-name="T127">lse:</text:span></text:p>
      <text:p text:style-name="P6"><text:s text:c="10"/><text:span text:style-name="T125">wait 10 sec</text:span></text:p>
      <text:p text:style-name="P6"/>
      <text:p text:style-name="P7"><text:s text:c="4"/><text:span text:style-name="T127">Stow telescope, close dome and exit</text:span></text:p>
      <text:p text:style-name="P6"/>
      <text:p text:style-name="P12"/>
      <text:p text:style-name="P32"><text:span text:style-name="T33">2.</text:span><text:span text:style-name="T13"> </text:span><text:span text:style-name="T3">Observation Plan</text:span><text:span text:style-name="T2"> </text:span></text:p>
      <text:p text:style-name="P5"/>
      <text:p text:style-name="P36">Each line of an observation plan <text:s/>("obsplan") <text:span text:style-name="T22">specifie</text:span><text:span text:style-name="T107">s</text:span><text:span text:style-name="T22"> the</text:span> following:</text:p>
      <text:p text:style-name="P59"><text:span text:style-name="T4">ra</text:span><text:span text:style-name="T48">, </text:span><text:span text:style-name="T4">dec</text:span><text:span text:style-name="T48"> : </text:span>telescope pointing (hours, deg)</text:p>
      <text:p text:style-name="P49"><text:span text:style-name="T4">expt</text:span><text:span text:style-name="T48"> : </text:span>exposure time <text:span text:style-name="T115">(</text:span>sec <text:span text:style-name="T115">)</text:span></text:p>
      <text:p text:style-name="P49"><text:span text:style-name="T2">shutter code</text:span> : ( <text:span text:style-name="T54">explained below</text:span>)</text:p>
      <text:p text:style-name="P50"><text:span text:style-name="T2">n_required : </text:span>required number of exposures</text:p>
      <text:p text:style-name="P50"><text:span text:style-name="T2">interv</text:span><text:span text:style-name="T3">a</text:span><text:span text:style-name="T2">l : </text:span>requested exposure interval <text:span text:style-name="T48">(</text:span>sec<text:span text:style-name="T48">)</text:span> </text:p>
      <text:p text:style-name="P49"><text:span text:style-name="T2">survey code</text:span> (<text:span text:style-name="T54">explained below</text:span>).</text:p>
      <text:p text:style-name="P49"><text:span text:style-name="T2">comment</text:span> (<text:span text:style-name="T48">extra info </text:span><text:span text:style-name="T115">for reference purposes</text:span>)</text:p>
      <text:p text:style-name="P49"/>
      <text:p text:style-name="P37"><text:span text:style-name="T13">S</text:span><text:span text:style-name="T2">urvey Codes </text:span><text:span text:style-name="T54">(integer from 0 to 4)</text:span>: </text:p>
      <text:p text:style-name="P56"><text:span text:style-name="T28">0: no survey </text:span><text:span text:style-name="T38">(generic observation)</text:span></text:p>
      <text:p text:style-name="P45"><text:span text:style-name="T28">1: Trans-</text:span><text:span text:style-name="T29">N</text:span><text:span text:style-name="T28">eptunian Object survey</text:span></text:p>
      <text:p text:style-name="P47"><text:span text:style-name="T28">2: </text:span><text:span text:style-name="T24">Supernova survey</text:span></text:p>
      <text:p text:style-name="P53">3: Must-do high-priority code</text:p>
      <text:p text:style-name="P47"><text:span text:style-name="T24">4: Ligo </text:span><text:span text:style-name="T33">event </text:span><text:span text:style-name="T24">followup</text:span></text:p>
      <text:p text:style-name="P53"/>
      <text:p text:style-name="P38"><text:span text:style-name="T10">Shutter</text:span><text:span text:style-name="T2"> Codes</text:span> <text:span text:style-name="T54">(upper or lower case)</text:span>: </text:p>
      <text:p text:style-name="P57"><text:span text:style-name="T30">N</text:span><text:span text:style-name="T28">: </text:span><text:span text:style-name="T30">dark field </text:span><text:span text:style-name="T33">(see note below)</text:span></text:p>
      <text:p text:style-name="P46"><text:span text:style-name="T30">Y</text:span><text:span text:style-name="T28">: </text:span><text:span text:style-name="T30">sky field</text:span></text:p>
      <text:p text:style-name="P48"><text:span text:style-name="T30">F</text:span><text:span text:style-name="T28">: </text:span><text:span text:style-name="T30">focus field</text:span></text:p>
      <text:p text:style-name="P48"><text:span text:style-name="T30">P</text:span><text:span text:style-name="T24">: </text:span><text:span text:style-name="T30">pointing-calibration field</text:span></text:p>
      <text:p text:style-name="P48"><text:span text:style-name="T30">E</text:span><text:span text:style-name="T24">: </text:span><text:span text:style-name="T30">evening twilight fla</text:span><text:span text:style-name="T38">t</text:span></text:p>
      <text:p text:style-name="P54">M: morning twilight flat</text:p>
      <text:p text:style-name="P54">L: dome flat</text:p>
      <text:p text:style-name="P64"><text:span text:style-name="T33">Note</text:span><text:span text:style-name="T13">: </text:span><text:span text:style-name="T33">darks</text:span><text:span text:style-name="T31"> <text:s/>with dec = -1, 0, 1 deg will be observed in evening twilight, dark time, and morning twilight, respectively. Otherwise, </text:span><text:span text:style-name="T33">there is </text:span><text:span text:style-name="T31">no time restriction.</text:span></text:p>
      <text:p text:style-name="P120"/>
      <text:p text:style-name="P18"><text:span text:style-name="T33">3.</text:span><text:span text:style-name="T11"> Observation</text:span><text:span text:style-name="T3"> Selection</text:span></text:p>
      <text:p text:style-name="P19"/>
      <text:p text:style-name="P18"><text:span text:style-name="T25">Before each observation, the scheduler updates the status of every </text:span><text:span text:style-name="T26">planned observation</text:span><text:span text:style-name="T25">. The relative status of the </text:span><text:span text:style-name="T32">observations</text:span><text:span text:style-name="T25"> and their </text:span><text:span text:style-name="T32">selection</text:span><text:span text:style-name="T25"> constrain</text:span><text:span text:style-name="T26">t</text:span><text:span text:style-name="T25">s determine </text:span><text:span text:style-name="T26">the next observation to make</text:span><text:span text:style-name="T25">.</text:span></text:p>
      <text:p text:style-name="P21"/>
      <text:p text:style-name="P3"><text:span text:style-name="T11">Selection</text:span><text:span text:style-name="T2"> </text:span><text:span text:style-name="T11">Constraints</text:span></text:p>
      <text:p text:style-name="P43"><text:soft-page-break/></text:p>
      <text:p text:style-name="P55">- <text:span text:style-name="T4">pointing limits</text:span><text:span text:style-name="T48"> (e.g. limiting</text:span> airmass,<text:span text:style-name="T23"> </text:span>hour angl<text:span text:style-name="T22">e, </text:span><text:span text:style-name="T48">galactic latitude, moon separation)</text:span></text:p>
      <text:p text:style-name="P55">- <text:span text:style-name="T4">exposure requirements</text:span><text:span text:style-name="T48"> (expt</text:span>, <text:span text:style-name="T48">n_re</text:span><text:span text:style-name="T51">q</text:span><text:span text:style-name="T48">uired</text:span>, <text:span text:style-name="T48">interval)</text:span></text:p>
      <text:p text:style-name="P44">- <text:span text:style-name="T11">observable</text:span><text:span text:style-name="T55"> </text:span><text:span text:style-name="T4">sky</text:span><text:span text:style-name="T48"> (visible area of night sky)</text:span>.</text:p>
      <text:p text:style-name="P44">- <text:span text:style-name="T2">interruptions</text:span> <text:span text:style-name="T48">(dome closed for weather or maintenance</text:span>).</text:p>
      <text:p text:style-name="P44">- <text:span text:style-name="T4">observation</text:span><text:span text:style-name="T2"> cadence</text:span> (<text:span text:style-name="T48">minimum </text:span>time between observations). </text:p>
      <text:p text:style-name="P44">- <text:span text:style-name="T8">survey code</text:span><text:span text:style-name="T51"> (survey-specific constraints)</text:span></text:p>
      <text:p text:style-name="P40"/>
      <text:p text:style-name="P31"><text:span text:style-name="T3">Field </text:span><text:span text:style-name="T13">Descriptor</text:span></text:p>
      <text:p text:style-name="P15"/>
      <text:p text:style-name="P16"><text:span text:style-name="T115">Internally, the scheduler maintaints a</text:span> field descriptor <text:span text:style-name="T115">for every planned observations. This records the current</text:span> <text:span text:style-name="T55">status and observing parameters</text:span> (see "Field" structure in "scheduler.h"):</text:p>
      <text:p text:style-name="P16"/>
      <text:p text:style-name="P58">- <text:span text:style-name="T2">survey code </text:span><text:span text:style-name="T33">(from obsplan)</text:span></text:p>
      <text:p text:style-name="P51"><text:span text:style-name="T2">- </text:span><text:span text:style-name="T11">shutter code </text:span><text:span text:style-name="T33">(from obsplan)</text:span></text:p>
      <text:p text:style-name="P51"><text:span text:style-name="T11">- </text:span><text:span text:style-name="T12">status code </text:span><text:span text:style-name="T34">( </text:span><text:span text:style-name="T39">see descriptions below</text:span><text:span text:style-name="T66"> )</text:span></text:p>
      <text:p text:style-name="P51">- <text:span text:style-name="T2">pointing info</text:span> <text:span text:style-name="T49">(</text:span><text:span text:style-name="T5">ra, dec, galactic lat, long, lunar separation</text:span><text:span text:style-name="T49">)</text:span></text:p>
      <text:p text:style-name="P94">- <text:span text:style-name="T14">exposure</text:span><text:span text:style-name="T5"> info</text:span><text:span text:style-name="T2"> </text:span>( <text:span text:style-name="T2">expt, n_required, interva</text:span><text:span text:style-name="T14">l</text:span>)</text:p>
      <text:p text:style-name="P94">- <text:span text:style-name="T5">rise/set </text:span><text:span text:style-name="T14">times</text:span><text:span text:style-name="T49"> (</text:span>UT <text:span text:style-name="T49">hours</text:span> and Julian Da<text:span text:style-name="T49">ys </text:span><text:span text:style-name="T2">ut_rise, ut_set, jd_rise, jd_set</text:span>)</text:p>
      <text:p text:style-name="P94">- <text:span text:style-name="T6">expected time of next exposure</text:span><text:span text:style-name="T50"> (Julian Date </text:span><text:span text:style-name="T2">jd_next</text:span>).</text:p>
      <text:p text:style-name="P94">- <text:span text:style-name="T2">number of </text:span><text:span text:style-name="T6">completed </text:span><text:span text:style-name="T2">exposures</text:span> (<text:span text:style-name="T2">n_done</text:span>)</text:p>
      <text:p text:style-name="P95">- <text:span text:style-name="T6">up</text:span><text:span text:style-name="T50"> </text:span><text:span text:style-name="T6">time</text:span><text:span text:style-name="T50"> before field sets or sun rises (</text:span><text:span text:style-name="T6">time_up</text:span>)</text:p>
      <text:p text:style-name="P94">- <text:span text:style-name="T6">completion</text:span><text:span text:style-name="T50"> </text:span><text:span text:style-name="T2">time </text:span><text:span text:style-name="T27">for</text:span> <text:span text:style-name="T50">remaining</text:span> observations (<text:span text:style-name="T2">time_required</text:span>)</text:p>
      <text:p text:style-name="P94">- <text:span text:style-name="T2">time </text:span><text:span text:style-name="T6">left</text:span><text:span text:style-name="T50"> before </text:span>time_required <text:span text:style-name="T50">exceeds</text:span> time_up (<text:span text:style-name="T2">time_left</text:span>)</text:p>
      <text:p text:style-name="P52">- <text:span text:style-name="T15">completed</text:span><text:span text:style-name="T116"> </text:span><text:span text:style-name="T7">exposure info</text:span> (<text:span text:style-name="T2">filename, ut, jd, lst, ha, am, </text:span><text:span text:style-name="T15">actual_</text:span><text:span text:style-name="T2">expt</text:span>)</text:p>
      <text:p text:style-name="P52">- <text:span text:style-name="T9">doable</text:span><text:span text:style-name="T52"> </text:span><text:span text:style-name="T9">flag</text:span><text:span text:style-name="T52"> </text:span><text:span text:style-name="T116">(1/0 </text:span><text:span text:style-name="T52">if </text:span><text:span text:style-name="T116">the </text:span><text:span text:style-name="T52">field </text:span><text:span text:style-name="T116">will/won</text:span><text:span text:style-name="T79">’t be </text:span><text:span text:style-name="T108">observable</text:span><text:span text:style-name="T116"> in the remaining time)</text:span><text:span text:style-name="T52"> </text:span></text:p>
      <text:p text:style-name="P96"/>
      <text:p text:style-name="P63"><text:span text:style-name="T57">status codes:</text:span><text:span text:style-name="T77"> </text:span></text:p>
      <text:p text:style-name="P115"><text:span text:style-name="T57">too_late <text:s/></text:span><text:span text:style-name="T77">: </text:span><text:span text:style-name="T84">observable, but not enough time for</text:span><text:span text:style-name="T77"> remaining required exposures</text:span></text:p>
      <text:p text:style-name="P117"><text:span text:style-name="T57">not_doable:</text:span><text:span text:style-name="T77"> </text:span><text:span text:style-name="T81">observations are not longer possible of this field</text:span></text:p>
      <text:p text:style-name="P116"><text:span text:style-name="T57">ready</text:span><text:span text:style-name="T77"> <text:s text:c="4"/>: the field can be observed now</text:span></text:p>
      <text:p text:style-name="P116"><text:span text:style-name="T57">do_now</text:span><text:span text:style-name="T77"> <text:s text:c="3"/>: the field can be observed and is of highest priority</text:span></text:p>
      <text:p text:style-name="P20"/>
      <text:p text:style-name="P39"><text:change-end text:change-id="ct94868867879872"/><text:change text:change-id="ct94868867905936"/><text:change text:change-id="ct94868867905696"/><text:change text:change-id="ct94868867905456"/><text:change text:change-id="ct94868867905216"/><text:change text:change-id="ct94868867904976"/><text:change text:change-id="ct94868867904736"/><text:change text:change-id="ct94868867904496"/><text:change text:change-id="ct94868867904256"/><text:change text:change-id="ct94868867904016"/><text:change text:change-id="ct94868867903776"/><text:change text:change-id="ct94868867903536"/><text:change text:change-id="ct94868867903296"/><text:change text:change-id="ct94868867903056"/><text:change text:change-id="ct94868867902816"/><text:change text:change-id="ct94868867902576"/><text:change text:change-id="ct94868867902336"/><text:change text:change-id="ct94868867902096"/><text:change text:change-id="ct94868867901856"/><text:change text:change-id="ct94868867901616"/><text:change text:change-id="ct94868867901376"/><text:change text:change-id="ct94868867901136"/><text:change text:change-id="ct94868867900896"/><text:change text:change-id="ct94868867900656"/><text:change text:change-id="ct94868867900416"/><text:change text:change-id="ct94868867900176"/><text:change text:change-id="ct94868867899936"/><text:change text:change-id="ct94868867899696"/><text:change text:change-id="ct94868867899456"/><text:change text:change-id="ct94868867899216"/><text:change text:change-id="ct94868867851456"/><text:change text:change-id="ct94868867851216"/><text:change text:change-id="ct94868867885280"/><text:change text:change-id="ct94868867887664"/><text:change text:change-id="ct94868867898976"/><text:change text:change-id="ct94868867898736"/><text:change text:change-id="ct94868867898496"/><text:change text:change-id="ct94868867898256"/><text:change text:change-id="ct94868867898016"/><text:change text:change-id="ct94868867897776"/><text:change text:change-id="ct94868867897536"/><text:change text:change-id="ct94868867897296"/><text:change text:change-id="ct94868867897056"/><text:change text:change-id="ct94868867896816"/><text:change text:change-id="ct94868867896576"/><text:change text:change-id="ct94868867896336"/><text:change text:change-id="ct94868867896096"/><text:change text:change-id="ct94868867895856"/><text:change text:change-id="ct94868867882320"/><text:change text:change-id="ct94868867882080"/><text:change text:change-id="ct94868867881840"/><text:change text:change-id="ct94868867869696"/><text:change text:change-id="ct94868867887424"/><text:change text:change-id="ct94868867864464"/><text:change text:change-id="ct94868867876688"/><text:change-start text:change-id="ct94868867969024"/>Selection Algorithm</text:p>
      <text:p text:style-name="P23"/>
      <text:p text:style-name="P17"><text:span text:style-name="T2">init_fields</text:span><text:span text:style-name="T24"> </text:span><text:span text:style-name="T35">(start of </text:span><text:span text:style-name="T34">night</text:span><text:span text:style-name="T35">)</text:span><text:span text:style-name="T2">:</text:span></text:p>
      <text:p text:style-name="P62"/>
      <text:p text:style-name="P60"><text:span text:style-name="T56">Initialize</text:span> field descriptors for every observation.</text:p>
      <text:p text:style-name="P61">Set n_observable <text:span text:style-name="T53">to number of doable fields.</text:span></text:p>
      <text:p text:style-name="P81"><text:s/></text:p>
      <text:p text:style-name="P33"><text:span text:style-name="T2">get_next_field </text:span><text:span text:style-name="T24">(each time a new observation is made):</text:span></text:p>
      <text:p text:style-name="P35"/>
      <text:p text:style-name="P90">Loop through the field descriptors of every planned observation in two passes. </text:p>
      <text:p text:style-name="P69"/>
      <text:p text:style-name="P82"><text:soft-page-break/>Pass 1:</text:p>
      <text:p text:style-name="P82"/>
      <text:p text:style-name="P73">update_field_status:</text:p>
      <text:p text:style-name="P22"><text:s/></text:p>
      <text:p text:style-name="P72"><text:s text:c="4"/>Set doable_flag=0 and status_code <text:span text:style-name="T121">t</text:span>o <text:span text:style-name="T77">“</text:span>not_doable<text:span text:style-name="T77">” for all fields satisfying any of the following:</text:span></text:p>
      <text:p text:style-name="P83"/>
      <text:p text:style-name="P83"><text:s text:c="4"/>-now completed (n_done = n_required)</text:p>
      <text:p text:style-name="P83"><text:s text:c="4"/>-outside observing limits</text:p>
      <text:p text:style-name="P83"><text:s text:c="4"/>-not ready to be re-exposed</text:p>
      <text:p text:style-name="P83"><text:s text:c="4"/></text:p>
      <text:p text:style-name="P91">Evaluate parameters to be used to select the next field:</text:p>
      <text:p text:style-name="P73"/>
      <text:p text:style-name="P103"><text:span text:style-name="T121">Indices of e</text:span>arliest <text:span text:style-name="T117">doable </text:span>fields meeting <text:span text:style-name="T121">specific</text:span> criteria:</text:p>
      <text:p text:style-name="P106"/>
      <text:p text:style-name="P111"><text:span text:style-name="T24">Field Index <text:s text:c="9"/></text:span><text:span text:style-name="T40">Field </text:span><text:span text:style-name="T24">Criterion <text:s text:c="19"/></text:span></text:p>
      <text:p text:style-name="P114"><text:span text:style-name="T2">i_min_do_now</text:span><text:span text:style-name="T24"> <text:s text:c="8"/>sky fields with do-now status</text:span></text:p>
      <text:p text:style-name="P114"><text:span text:style-name="T2">i_min_dark</text:span><text:span text:style-name="T24"> <text:s text:c="10"/>dark fields with do-now status</text:span></text:p>
      <text:p text:style-name="P114"><text:span text:style-name="T2">i_min_flat</text:span><text:span text:style-name="T24"> <text:s text:c="10"/>dome or sky flat</text:span></text:p>
      <text:p text:style-name="P107"/>
      <text:p text:style-name="P104"><text:span text:style-name="T121">T</text:span>allies of <text:span text:style-name="T118">doable </text:span>fields meeting <text:span text:style-name="T121">specific</text:span> criteria:</text:p>
      <text:p text:style-name="P107"/>
      <text:p text:style-name="P99"><text:span text:style-name="T110">Tally </text:span><text:span text:style-name="T112">Name</text:span><text:span text:style-name="T110"> <text:s text:c="3"/></text:span><text:span text:style-name="T109"><text:s text:c="7"/></text:span><text:span text:style-name="T113">Field </text:span><text:span text:style-name="T109">Criterion <text:s text:c="19"/></text:span></text:p>
      <text:p text:style-name="P112"><text:span text:style-name="T2">n_</text:span><text:span text:style-name="T16">ready</text:span><text:span text:style-name="T2">_</text:span><text:span text:style-name="T17">must_do</text:span><text:span text:style-name="T24"> <text:s text:c="5"/></text:span><text:span text:style-name="T36">ready status, must-do </text:span><text:span text:style-name="T46">survey </text:span><text:span text:style-name="T36">code </text:span></text:p>
      <text:p text:style-name="P98"><text:span text:style-name="T2">n_late_must_do</text:span><text:span text:style-name="T24"> <text:s text:c="6"/>too-late status, </text:span><text:span text:style-name="T37">must-do code</text:span></text:p>
      <text:p text:style-name="P101"><text:span text:style-name="T16">n_ready</text:span><text:span text:style-name="T36"> <text:s text:c="13"/>ready status, not must-do code</text:span></text:p>
      <text:p text:style-name="P102"><text:span text:style-name="T16">n_do_now</text:span><text:span text:style-name="T24"> <text:s text:c="12"/>do-now status, </text:span><text:span text:style-name="T46">any</text:span><text:span text:style-name="T37"> survey code</text:span></text:p>
      <text:p text:style-name="P97"><text:span text:style-name="T2">n_late</text:span><text:span text:style-name="T24"> <text:s text:c="14"/>too-late status</text:span></text:p>
      <text:p text:style-name="P121"/>
      <text:p text:style-name="P105"><text:span text:style-name="T121">M</text:span>inimum values <text:span text:style-name="T121">for parameters of</text:span> fields meeting specific criteria</text:p>
      <text:p text:style-name="P109"/>
      <text:p text:style-name="P100"><text:span text:style-name="T111">Minimum </text:span><text:span text:style-name="T112">Name </text:span><text:span text:style-name="T110"><text:s text:c="5"/></text:span><text:span text:style-name="T109"><text:s text:c="3"/></text:span><text:span text:style-name="T113">Field Parameter</text:span><text:span text:style-name="T109"> <text:s text:c="2"/></text:span><text:span text:style-name="T114">F</text:span><text:span text:style-name="T113">ield </text:span><text:span text:style-name="T111">Criterion</text:span><text:span text:style-name="T109"> <text:s text:c="11"/></text:span></text:p>
      <text:p text:style-name="P113"><text:span text:style-name="T2">n_left_min_</text:span><text:span text:style-name="T17">must_do</text:span><text:span text:style-name="T24"> <text:s/></text:span><text:span text:style-name="T36"><text:s/>n_remaining <text:s text:c="6"/>ready status, must-do </text:span><text:span text:style-name="T40">code</text:span></text:p>
      <text:p text:style-name="P102"><text:span text:style-name="T16">n_left_min</text:span><text:span text:style-name="T36"> <text:s text:c="10"/>n</text:span><text:span text:style-name="T40">_r</text:span><text:span text:style-name="T36">emaining <text:s text:c="6"/>ready status, not must-</text:span><text:span text:style-name="T40">do code</text:span></text:p>
      <text:p text:style-name="P110"/>
      <text:p text:style-name="P108"/>
      <text:p text:style-name="P68"><text:span text:style-name="T2">Pass 2</text:span><text:span text:style-name="T24">:</text:span></text:p>
      <text:p text:style-name="P70"/>
      <text:p text:style-name="P80"><text:span text:style-name="T24">Consider each of following criteria (in order) until one is found with matching doable fields. </text:span><text:span text:style-name="T46">Select the next field to observe from those matches. </text:span><text:span text:style-name="T42">For criteria </text:span><text:span text:style-name="T43">3, 4, and</text:span><text:span text:style-name="T42"> 5, select</text:span><text:span text:style-name="T24"> the</text:span><text:span text:style-name="T41"> field </text:span><text:span text:style-name="T46">that appears earliest in the</text:span><text:span text:style-name="T41"> obsplan. </text:span><text:span text:style-name="T42">For criteria </text:span><text:span text:style-name="T43">1, 2 and </text:span><text:span text:style-name="T42">7, choose the field with the </text:span><text:span text:style-name="T44">least</text:span><text:span text:style-name="T42"> time_left. </text:span><text:span text:style-name="T44">For criteria 8, choose the field with the most time left assuming (and exceeding 0). </text:span></text:p>
      <text:p text:style-name="P70"/>
      <text:p text:style-name="P75"><text:span text:style-name="T24">criterion 1: </text:span><text:span text:style-name="T18">status = </text:span><text:span text:style-name="T58">“ready” and survey_code = “must-do”</text:span></text:p>
      <text:p text:style-name="P71"/>
      <text:p text:style-name="P75"><text:span text:style-name="T65">C</text:span><text:span text:style-name="T24">riterion 2: </text:span><text:span text:style-name="T18">status = </text:span><text:span text:style-name="T58">“</text:span><text:span text:style-name="T57">too_late</text:span><text:span text:style-name="T58">” and survey_code = “must-do”</text:span><text:span text:style-name="T122">1</text:span></text:p>
      <text:p text:style-name="P84"/>
      <text:p text:style-name="P65"><text:span text:style-name="T119">Criterion 3: </text:span><text:span text:style-name="T19">status=</text:span><text:span text:style-name="T59">”do_now” and </text:span><text:span text:style-name="T60">shutter_code </text:span><text:span text:style-name="T61">=</text:span><text:span text:style-name="T60"> </text:span><text:span text:style-name="T59">dome, evening, or morning flat</text:span></text:p>
      <text:p text:style-name="P86"/>
      <text:p text:style-name="P65"><text:span text:style-name="T119">Criterion 4: </text:span><text:span text:style-name="T19">status=</text:span><text:span text:style-name="T59">”do_now” and </text:span><text:span text:style-name="T60">shutter</text:span><text:span text:style-name="T59">_code </text:span><text:span text:style-name="T61">=</text:span><text:span text:style-name="T59"> dark</text:span></text:p>
      <text:p text:style-name="P67"><text:change-end text:change-id="ct94868867969024"/></text:p>
      <text:p text:style-name="P66"><text:change-start text:change-id="ct94868867982896"/><text:span text:style-name="T119">Criterion </text:span><text:span text:style-name="T120">5</text:span><text:span text:style-name="T119">: </text:span><text:span text:style-name="T19">status=</text:span><text:span text:style-name="T59">”do_now” <text:s/></text:span><text:span text:style-name="T60">and not (dark or flat)</text:span></text:p>
      <text:p text:style-name="P87"/>
      <text:p text:style-name="P78"><text:span text:style-name="T80">C</text:span><text:span text:style-name="T77">riterion 6: </text:span><text:span text:style-name="T57">doable</text:span><text:span text:style-name="T77"> and paired with previously observed field</text:span><text:span text:style-name="T124">1,2</text:span><text:span text:style-name="T77"> </text:span></text:p>
      <text:p text:style-name="P74"/>
      <text:p text:style-name="P76"><text:span text:style-name="T24">criterion </text:span><text:span text:style-name="T42">7</text:span><text:span text:style-name="T24">: </text:span><text:span text:style-name="T18">status = </text:span><text:span text:style-name="T58">“ready” and survey_code </text:span><text:span text:style-name="T62">not</text:span><text:span text:style-name="T58"> “must-do”</text:span></text:p>
      <text:p text:style-name="P88"/>
      <text:p text:style-name="P77"><text:span text:style-name="T69">criterion </text:span><text:span text:style-name="T72">8</text:span><text:span text:style-name="T69">: </text:span><text:span text:style-name="T58">status = “</text:span><text:span text:style-name="T63">too_late</text:span><text:span text:style-name="T58">” and survey_code </text:span><text:span text:style-name="T64">not </text:span><text:span text:style-name="T58">“must-do”</text:span><text:span text:style-name="T123">1</text:span></text:p>
      <text:p text:style-name="P89"><text:soft-page-break/></text:p>
      <text:p text:style-name="P92"><text:span text:style-name="T2">Notes</text:span>: </text:p>
      <text:p text:style-name="P93"><text:span text:style-name="T82"><text:s text:c="2"/>1.</text:span><text:span text:style-name="T67"> </text:span><text:span text:style-name="T74">the considered</text:span><text:span text:style-name="T73"> field</text:span><text:span text:style-name="T74">s</text:span><text:span text:style-name="T73"> will have </text:span><text:span text:style-name="T74">their</text:span><text:span text:style-name="T71"> exposure</text:span><text:span text:style-name="T68"> </text:span><text:span text:style-name="T70">interval </text:span><text:span text:style-name="T71">shortened so</text:span><text:span text:style-name="T68"> </text:span><text:span text:style-name="T71">that </text:span><text:span text:style-name="T70">completion_time = time_up </text:span><text:span text:style-name="T73">(all remaining exposures become observable)</text:span></text:p>
      <text:p text:style-name="P85"/>
      <text:p text:style-name="P79"><text:span text:style-name="T82"><text:s text:c="2"/>2.paired fields are consec</text:span><text:span text:style-name="T83">ut</text:span><text:span text:style-name="T82">ive fields </text:span><text:span text:style-name="T83">in</text:span><text:span text:style-name="T82"> the obsplan that are both sky exposures (shutter code “Y” ) and for which the separation in the sky parallel to the equator is less than a fixed interval (RA_STEP0 = <text:s/>0.05 deg). This is meant to fill the gaps between CCDs in the LSQ camera.</text:span></text:p>
      <text:p text:style-name="P87"><text:change-end text:change-id="ct94868867982896"/><text:change-start text:change-id="ct94868867990176"/></text:p>
      <text:p text:style-name="P87"><text:s text:c="2"/><text:change-end text:change-id="ct94868867990176"/></text:p>
      <text:p text:style-name="P24"><text:change text:change-id="ct94868867991584"/><text:change text:change-id="ct94868867991344"/><text:change text:change-id="ct94868867991104"/></text:p>
      <text:p text:style-name="P144"><text:change-start text:change-id="ct94868867992512"/><text:span text:style-name="T45">4</text:span><text:change-end text:change-id="ct94868867992512"/><text:change-start text:change-id="ct94868867992752"/><text:span text:style-name="T33">.</text:span><text:span text:style-name="T11"> Observ</text:span><text:span text:style-name="T20">ing Cadence</text:span><text:change-end text:change-id="ct94868867992752"/><text:change text:change-id="ct94868867992992"/></text:p>
      <text:p text:style-name="Preformatted_20_Text"/>
      <text:p text:style-name="Preformatted_20_Text"><text:change text:change-id="ct94868867994608"/>The cadence of the observations depends on the staging of 4 key <text:change text:change-id="ct94868867994848"/>operations:</text:p>
      <text:p text:style-name="Preformatted_20_Text"/>
      <text:p text:style-name="P42">(1) exposure time (time shutter is open).<text:change-start text:change-id="ct94868867981536"/></text:p>
      <text:p text:style-name="P41"><text:change-end text:change-id="ct94868867981536"/></text:p>
      <text:p text:style-name="P41">(2) image readout time (~20 sec for dual-amp readout, ~40 sec for <text:change text:change-id="ct94868867954544"/>single-amp readout).<text:change-start text:change-id="ct94868867982384"/></text:p>
      <text:p text:style-name="P41"><text:change-end text:change-id="ct94868867982384"/></text:p>
      <text:p text:style-name="P41">(3) transfer time of the image data from the controllers to the <text:change text:change-id="ct94868867838080"/>host computer (~5 sec).<text:change-start text:change-id="ct94868867976176"/></text:p>
      <text:p text:style-name="P41"><text:change-end text:change-id="ct94868867976176"/></text:p>
      <text:p text:style-name="P41">(4) the time to <text:change text:change-id="ct94868867960832"/><text:change-start text:change-id="ct94868867981872"/><text:span text:style-name="T130">re</text:span><text:change-end text:change-id="ct94868867981872"/>position the telescope and dome for the <text:change text:change-id="ct94868867940736"/>next<text:change text:change-id="ct94868867997840"/><text:change-start text:change-id="ct94868867998080"/> <text:change-end text:change-id="ct94868867998080"/>observation (<text:change text:change-id="ct94868867998320"/><text:change-start text:change-id="ct94868867998560"/><text:span text:style-name="T130">~</text:span><text:change-end text:change-id="ct94868867998560"/> 20 sec).</text:p>
      <text:p text:style-name="Preformatted_20_Text"/>
      <text:p text:style-name="P159"><text:change text:change-id="ct94868867956848"/><text:change-start text:change-id="ct94868867944720"/></text:p>
      <text:p text:style-name="P4">Three cadences are possible, but only cadence 1 <text:span text:style-name="T130">has been fully implemented</text:span>.</text:p>
      <text:p text:style-name="P4"/>
      <text:p text:style-name="P8"><text:change-end text:change-id="ct94868867944720"/><text:change-start text:change-id="ct94868867952480"/><text:span text:style-name="T2">ca</text:span><text:change-end text:change-id="ct94868867952480"/><text:change text:change-id="ct94868867954240"/><text:change-start text:change-id="ct94868868001888"/><text:span text:style-name="T2">dence 1. linear staging</text:span><text:change-end text:change-id="ct94868868001888"/></text:p>
      <text:p text:style-name="P119"><text:change-start text:change-id="ct94868868003152"/></text:p>
      <text:p text:style-name="Preformatted_20_Text"><text:s text:c="2"/><text:change-end text:change-id="ct94868868003152"/>The simplest way to stage the operations is one at a time. </text:p>
      <text:p text:style-name="P119"/>
      <text:p text:style-name="P119"><text:change text:change-id="ct94868868004768"/><text:change-start text:change-id="ct94868868005008"/><text:s text:c="5"/><text:change-end text:change-id="ct94868868005008"/>expose -&gt; readout -&gt; transfer -&gt; slew -&gt; ....</text:p>
      <text:p text:style-name="P118"/>
      <text:p text:style-name="P1"><text:change text:change-id="ct94868868006624"/><text:change-start text:change-id="ct94868868006864"/>cadence 2. Parallel slew<text:change-end text:change-id="ct94868868006864"/></text:p>
      <text:p text:style-name="Preformatted_20_Text"/>
      <text:p text:style-name="Preformatted_20_Text"><text:change-start text:change-id="ct94868868008480"/><text:s text:c="2"/><text:change-end text:change-id="ct94868868008480"/><text:change-start text:change-id="ct94868868008720"/><text:s/><text:change-end text:change-id="ct94868868008720"/>A faster cadence is achieved by<text:change text:change-id="ct94868868008960"/> staging the telescope slew <text:change text:change-id="ct94868868009440"/><text:change text:change-id="ct94868868009200"/><text:change-start text:change-id="ct94868868009680"/><text:span text:style-name="T130">in parallel with </text:span><text:change-end text:change-id="ct94868868009680"/><text:change text:change-id="ct94868868010160"/><text:change text:change-id="ct94868868009920"/>the image readout<text:change text:change-id="ct94868868010400"/><text:change-start text:change-id="ct94868868010640"/> <text:change-end text:change-id="ct94868868010640"/>and transfer<text:change-start text:change-id="ct94868868010880"/> <text:change-end text:change-id="ct94868868010880"/>:</text:p>
      <text:p text:style-name="Preformatted_20_Text"/>
      <text:p text:style-name="Preformatted_20_Text"><text:change-start text:change-id="ct94868868011120"/><text:s text:c="5"/><text:change-end text:change-id="ct94868868011120"/>expose -&gt; readout -&gt; transfer -&gt; exposure -&gt; readout -&gt; transfer -&gt; ...</text:p>
      <text:p text:style-name="Preformatted_20_Text"><text:s text:c="3"/><text:change-start text:change-id="ct94868868013424"/><text:s text:c="12"/><text:change-end text:change-id="ct94868868013424"/>slew <text:change-start text:change-id="ct94868868013664"/>--------------<text:change-end text:change-id="ct94868868013664"/><text:change-start text:change-id="ct94868868013904"/> <text:s text:c="15"/><text:change-end text:change-id="ct94868868013904"/>slew<text:change-start text:change-id="ct94868868014144"/> --------------<text:change-end text:change-id="ct94868868014144"/></text:p>
      <text:p text:style-name="P1"><text:change-start text:change-id="ct94868868015760"/></text:p>
      <text:p text:style-name="P1"><text:change-end text:change-id="ct94868868015760"/><text:change text:change-id="ct94868868016000"/><text:change-start text:change-id="ct94868868016240"/>cadence 3. Parallel slew and transfer<text:change-end text:change-id="ct94868868016240"/></text:p>
      <text:p text:style-name="Preformatted_20_Text"/>
      <text:p text:style-name="Preformatted_20_Text"><text:s text:c="4"/>The <text:s/>optimal cadence is achieved by parallel staging <text:change-start text:change-id="ct94868868017856"/><text:span text:style-name="T130">both </text:span><text:change-end text:change-id="ct94868868017856"/>sle<text:change-start text:change-id="ct94868868018096"/><text:span text:style-name="T130">w</text:span> <text:change-end text:change-id="ct94868868018096"/><text:change text:change-id="ct94868868018336"/><text:change-start text:change-id="ct94868868018656"/><text:span text:style-name="T130">and</text:span><text:change-end text:change-id="ct94868868018656"/><text:change text:change-id="ct94868868018896"/><text:change-start text:change-id="ct94868868019312"/> <text:change-end text:change-id="ct94868868019312"/>transfer<text:change text:change-id="ct94868868019552"/><text:change-start text:change-id="ct94868867708320"/> <text:change-end text:change-id="ct94868867708320"/>with readout and expose. This is possible because the camera controllers<text:change text:change-id="ct94868867692768"/><text:change-start text:change-id="ct94868867694448"/> <text:change-end text:change-id="ct94868867694448"/>have multiple buffers in memory allowing <text:change text:change-id="ct94868867704048"/>transfer of previously read<text:change text:change-id="ct94868867705552"/><text:change-start text:change-id="ct94868867705920"/> <text:change-end text:change-id="ct94868867705920"/>image data while new data are being<text:change-start text:change-id="ct94868867706592"/> <text:span text:style-name="T130">exposed and</text:span><text:change-end text:change-id="ct94868867706592"/><text:change text:change-id="ct94868867707952"/><text:change-start text:change-id="ct94868867690192"/> <text:change-end text:change-id="ct94868867690192"/>read out:</text:p>
      <text:p text:style-name="Preformatted_20_Text"/>
      <text:p text:style-name="Preformatted_20_Text"><text:change-start text:change-id="ct94868868024256"/><text:s text:c="5"/><text:change-end text:change-id="ct94868868024256"/>expose -&gt; readout -&gt; expose <text:change text:change-id="ct94868868024496"/>-&gt; readout -&gt; expose -&gt; readout -&gt; ...</text:p>
      <text:p text:style-name="P13"><text:s text:c="3"/><text:change-start text:change-id="ct94868868025424"/><text:s text:c="12"/><text:change-end text:change-id="ct94868868025424"/>slew <text:change text:change-id="ct94868868025664"/><text:change-start text:change-id="ct94868868025904"/>-----<text:change-end text:change-id="ct94868868025904"/> <text:s text:c="2"/><text:change text:change-id="ct94868868026144"/><text:change-start text:change-id="ct94868868026384"/><text:s/><text:change-end text:change-id="ct94868868026384"/><text:change text:change-id="ct94868868026624"/><text:s/><text:change-start text:change-id="ct94868868026864"/><text:s text:c="6"/><text:change-end text:change-id="ct94868868026864"/><text:change-start text:change-id="ct94868868027104"/>slew ----<text:change-end text:change-id="ct94868868027104"/><text:change text:change-id="ct94868868027344"/><text:change-start text:change-id="ct94868868027584"/> <text:s text:c="11"/><text:span text:style-name="T130">slew -----</text:span> <text:s text:c="10"/><text:change-end text:change-id="ct94868868027584"/><text:s/><text:change text:change-id="ct94868868027824"/></text:p>
      <text:p text:style-name="P13"><text:change-start text:change-id="ct94868868028752"/><text:s text:c="5"/>transfer-----------<text:change-end text:change-id="ct94868868028752"/><text:change-start text:change-id="ct94868868028992"/>- transfer-------<text:change-end text:change-id="ct94868868028992"/><text:change-start text:change-id="ct94868868029232"/>----- transfer--------------<text:change-end text:change-id="ct94868868029232"/></text:p>
      <text:p text:style-name="Preformatted_20_Text"><text:change text:change-id="ct94868868030400"/><text:change text:change-id="ct94868868030160"/><text:s/><text:change-start text:change-id="ct94868867709888"/></text:p>
      <text:p text:style-name="Preformatted_20_Text"/>
      <text:p text:style-name="P34"><text:soft-page-break/><text:span text:style-name="T47">5</text:span><text:span text:style-name="T33">.</text:span><text:span text:style-name="T11"> </text:span><text:span text:style-name="T21">Installation</text:span></text:p>
      <text:p text:style-name="P148"/>
      <text:p text:style-name="P148">Server Setup</text:p>
      <text:p text:style-name="P148"/>
      <text:p text:style-name="P25"><text:span text:style-name="T2"><text:s/></text:span><text:change-end text:change-id="ct94868867709888"/><text:change-start text:change-id="ct94868867722608"/><text:span text:style-name="T24">Create two users, </text:span><text:span text:style-name="T65">“ls4” and “observer”. </text:span><text:span text:style-name="T76">Make the default shell “tcsh” for the observer user. </text:span><text:span text:style-name="T75">Only the “ls4” user will be able to edit the code and change <text:s/>the configuration parameters </text:span><text:change-end text:change-id="ct94868867722608"/><text:change-start text:change-id="ct94868867723856"/><text:span text:style-name="T65">Only </text:span><text:span text:style-name="T75">the </text:span><text:span text:style-name="T65"><text:s/>“observer” </text:span><text:span text:style-name="T75">user </text:span><text:span text:style-name="T65">will be able to run the </text:span><text:span text:style-name="T75">observing </text:span><text:span text:style-name="T65">code.</text:span></text:p>
      <text:p text:style-name="P131"/>
      <text:p text:style-name="P25"><text:span text:style-name="T65"><text:s/>Create a</text:span><text:change-end text:change-id="ct94868867723856"/><text:change-start text:change-id="ct94868867725472"/><text:span text:style-name="T65"> data directory, “/data”, with subdirectory “observer” with read/right/ownership for user “obser</text:span><text:change-end text:change-id="ct94868867725472"/><text:change-start text:change-id="ct94868867725104"/><text:span text:style-name="T65">ver”.</text:span></text:p>
      <text:p text:style-name="P131"/>
      <text:p text:style-name="P25"><text:span text:style-name="T65"><text:s/>Login as “ls4”. Create a directory (e.g. /</text:span><text:span text:style-name="T88">home/</text:span><text:span text:style-name="T89">ls4/</text:span><text:span text:style-name="T90">code</text:span><text:span text:style-name="T89"> ) for code respositories.</text:span></text:p>
      <text:p text:style-name="P26"><text:span text:style-name="T89">Install “</text:span><text:change-end text:change-id="ct94868867725104"/><text:change-start text:change-id="ct94868867728240"/><text:span text:style-name="T90">ls</text:span><text:change-end text:change-id="ct94868867728240"/><text:change-start text:change-id="ct94868868040592"/><text:span text:style-name="T90">4-scheduler”,”quest-src-lasilla”, and “ls4_control” from git hub. Follow the README instructions to compile. </text:span><text:span text:style-name="T91">Make sure the read/write/execute permissions for the code directory allow execution and reading by anyone, but writing only by the owner (“ls4). </text:span></text:p>
      <text:p text:style-name="P132"/>
      <text:p text:style-name="P132"><text:s text:c="2"/>Edit file “observer_setup.csh” in ls4-scheduler/observer_conf. Change the setting for “LS4_HOME” to path for the code repository setup above (e.g. “/home/ls4/code”).</text:p>
      <text:p text:style-name="P135"/>
      <text:p text:style-name="P136">Log in as “observer”. </text:p>
      <text:p text:style-name="P138">Make sure observer is running the “tcsh” shell.</text:p>
      <text:p text:style-name="P136">Copy observer_setup.csh to /home/observer</text:p>
      <text:p text:style-name="P27"><text:span text:style-name="T92">link </text:span><text:span text:style-name="T91">observer_dot_login to /home/observer/.login</text:span></text:p>
      <text:p text:style-name="P30"><text:span text:style-name="T91">S</text:span><text:span text:style-name="T89">ource home/observer/.login</text:span></text:p>
      <text:p text:style-name="P138"/>
      <text:p text:style-name="P29"><text:span text:style-name="T92">E</text:span><text:span text:style-name="T89">xecute “observer_setup.csh”. This should create directory “~/bin” with links to all the code required for observing.</text:span></text:p>
      <text:p text:style-name="P135"/>
      <text:p text:style-name="P28"><text:span text:style-name="T101">6. </text:span><text:span text:style-name="T99">Configuration</text:span><text:span text:style-name="T89">:</text:span></text:p>
      <text:p text:style-name="P135"/>
      <text:p text:style-name="P28"><text:span text:style-name="T89">All configurable parameters are set by </text:span><text:span text:style-name="T92">logging in as “ls4” and </text:span><text:span text:style-name="T94">changing the value of </text:span><text:span text:style-name="T89"><text:s/></text:span><text:span text:style-name="T94">environment variables set by </text:span><text:span text:style-name="T89">“observer_</text:span><text:span text:style-name="T92">dot_login”. </text:span><text:span text:style-name="T94">Hard coded parameters must be changed by editing “scheduler.h”</text:span><text:span text:style-name="T92"> </text:span><text:span text:style-name="T94">and/</text:span><text:span text:style-name="T96">or “scheduler.c”</text:span><text:span text:style-name="T94"> </text:span><text:span text:style-name="T96">and then </text:span><text:span text:style-name="T94">recompiling scheduler. </text:span><text:span text:style-name="T95">Most environment variables should not be changed, except for the following purposes:</text:span></text:p>
      <text:p text:style-name="P28"><text:span text:style-name="T94"/></text:p>
      <text:p text:style-name="P129"><text:span text:style-name="T104">Single or Dual amp camera readout:</text:span></text:p>
      <text:p text:style-name="P147"><text:span text:style-name="T89"><text:s/></text:span></text:p>
      <text:p text:style-name="P147"><text:span text:style-name="T89"/></text:p>
      <text:p text:style-name="P147"><text:span text:style-name="T89"><text:s text:c="2"/># select “left”, “right”, or “both”. </text:span></text:p>
      <text:p text:style-name="P171"><text:span text:style-name="T94"><text:s text:c="2"/>observer_dot_login: </text:span><text:span text:style-name="T95">setenv </text:span><text:span text:style-name="T94">CCD_AMP_SELECTION “</text:span><text:span text:style-name="T95">both”</text:span></text:p>
      <text:p text:style-name="P28"><text:span text:style-name="T94"/></text:p>
      <text:p text:style-name="P129"><text:span text:style-name="T105">V</text:span><text:span text:style-name="T104">erbosity Level:</text:span></text:p>
      <text:p text:style-name="P147"><text:span text:style-name="T89"/></text:p>
      <text:p text:style-name="P171"><text:span text:style-name="T94"><text:s text:c="2"/>observer_dot_login: </text:span></text:p>
      <text:p text:style-name="P152"><text:span text:style-name="T89"><text:s text:c="4"/># choose 0, 1, or 2</text:span></text:p>
      <text:p text:style-name="P171"><text:span text:style-name="T94"><text:s text:c="4"/>setenv </text:span><text:span text:style-name="T95">VERBOSE_FLAG</text:span><text:span text:style-name="T92"> <text:s/>1</text:span></text:p>
      <text:p text:style-name="P171"><text:span text:style-name="T92"/></text:p>
      <text:p text:style-name="P171"><text:span text:style-name="T92"><text:s text:c="4"/></text:span><text:span text:style-name="T95"># choose “INFO”, “DEBUG”, “WARN”, or “ERROR”.</text:span></text:p>
      <text:p text:style-name="P171"><text:span text:style-name="T95"><text:s text:c="4"/># INFO is minimal verbosity, DEBUG is more verbose, </text:span></text:p>
      <text:p text:style-name="P171"><text:span text:style-name="T95"><text:s text:c="4"/># ERROR is error messages only, WARN is warning and error messages only.</text:span></text:p>
      <text:p text:style-name="P171"><text:span text:style-name="T92"><text:s text:c="4"/></text:span><text:span text:style-name="T95">setenv CCP_LOG_LEVEL “INFO”</text:span></text:p>
      <text:p text:style-name="P171"><text:span text:style-name="T92"/></text:p>
      <text:p text:style-name="P153"><text:soft-page-break/><text:span text:style-name="T106">D</text:span><text:span text:style-name="T104">aytime testing:</text:span></text:p>
      <text:p text:style-name="P149"><text:span text:style-name="T89"/></text:p>
      <text:p text:style-name="P173"><text:span text:style-name="T94"><text:s text:c="2"/>observer_dot_login: setenv </text:span><text:span text:style-name="T92">OVERRIDE_DOME <text:s/>1 </text:span></text:p>
      <text:p text:style-name="P150"><text:span text:style-name="T93"><text:s text:c="2"/></text:span><text:span text:style-name="T94">scheduler.h <text:s text:c="6"/>: </text:span><text:span text:style-name="T93">#define </text:span><text:span text:style-name="T92">USE_ANYTIME_START </text:span><text:span text:style-name="T94">1 </text:span></text:p>
      <text:p text:style-name="P146"><text:span text:style-name="T94"/></text:p>
      <text:p text:style-name="P130"><text:span text:style-name="T106">S</text:span><text:span text:style-name="T104">imulated </text:span><text:span text:style-name="T106">Operations</text:span><text:span text:style-name="T104"> :</text:span></text:p>
      <text:p text:style-name="P161"><text:span text:style-name="T89"/></text:p>
      <text:p text:style-name="P162"><text:span text:style-name="T89">observer_dot_login:</text:span></text:p>
      <text:p text:style-name="P156"><text:span text:style-name="T89"><text:s text:c="2"/>FAKE_OBS <text:s text:c="6"/>: <text:s/>1 to simulate telescope and/or camera operations, 0 otherwise</text:span></text:p>
      <text:p text:style-name="P156"><text:span text:style-name="T89"><text:s text:c="2"/>FAKE_TELESCOPE : <text:s/>1 to simulate telescope, 0 otherwise </text:span></text:p>
      <text:p text:style-name="P156"><text:span text:style-name="T89"><text:s text:c="2"/>FAKE_CAMERA <text:s text:c="3"/>: <text:s/>1 to simulate camera</text:span></text:p>
      <text:p text:style-name="P156"><text:span text:style-name="T89"><text:s text:c="2"/>FAKE_UT_OFFSET : <text:s/>offset to UT in simulation mode</text:span></text:p>
      <text:p text:style-name="P156"><text:span text:style-name="T89"/></text:p>
      <text:p text:style-name="P137"/>
      <text:p text:style-name="P140">Observation Cadence: </text:p>
      <text:p text:style-name="P140"><text:s text:c="4"/></text:p>
      <text:p text:style-name="P140"><text:s text:c="3"/># Choose False for faster cadence. This allows slewing telescope while reading out and transferring image from controllers to host. However, this option cause errors when last tested.</text:p>
      <text:p text:style-name="P140"/>
      <text:p text:style-name="P140"><text:s text:c="3"/>scheduler.c <text:s text:c="3"/>: #define WAIT_FLAG True </text:p>
      <text:p text:style-name="P140"/>
      <text:p text:style-name="P141"><text:span text:style-name="T133">Twilight Flat</text:span> and Dark scheduling:</text:p>
      <text:p text:style-name="P140"/>
      <text:p text:style-name="P140"><text:s text:c="3"/>scheduler.h:</text:p>
      <text:p text:style-name="P140"/>
      <text:p text:style-name="P140"><text:s text:c="5"/># time after/before sunset/sunrise (hours) before twilight flats can start</text:p>
      <text:p text:style-name="P140"><text:s text:c="5"/>#define SKYFLAT_WAIT_TIME (0.5/24) </text:p>
      <text:p text:style-name="P140"/>
      <text:p text:style-name="P140"><text:s text:c="5"/># time after/before sunset/sunrise (hours) when darks must stop </text:p>
      <text:p text:style-name="P140"><text:s text:c="5"/>#define DARK_WAIT_TIME (0.0/24) /* wait half hour after sunset or stop</text:p>
      <text:p text:style-name="P140"/>
      <text:p text:style-name="P142">Observing Limits:</text:p>
      <text:p text:style-name="P140"><text:s text:c="2"/></text:p>
      <text:p text:style-name="P140"><text:s text:c="2"/><text:span text:style-name="T133">Various observing limits are hard-coded in scheduler.h</text:span></text:p>
      <text:p text:style-name="P140"/>
      <text:p text:style-name="P167">#define MIN_MOON_SEPARATION 15.0 /* minimum <text:span text:style-name="T133">target-</text:span><text:span text:style-name="T135">moon</text:span> separation (deg) */</text:p>
      <text:p text:style-name="P168">#define MAX_AIRMASS 2.0</text:p>
      <text:p text:style-name="P165">#define MAX_HOURANGLE 4.3</text:p>
      <text:p text:style-name="P165">#define MAX_OBS_PER_FIELD 100 /* maximum number of observations per field */</text:p>
      <text:p text:style-name="P165">#define MAX_FIELDS 500 <text:s/>/* maximum number of fields per script */</text:p>
      <text:p text:style-name="P165">#define OBSERVATORY_SITE "La Silla"</text:p>
      <text:p text:style-name="P165">#define MAX_EXPT 1000.0 <text:s/>/* <text:span text:style-name="T133">sec */</text:span></text:p>
      <text:p text:style-name="P165">#define MAX_INTERVAL (43200.0/3600.0) /* <text:span text:style-name="T133">hours */</text:span></text:p>
      <text:p text:style-name="P166">#define MIN_INTERVAL /*(900.0/3600.0)*/ 0.0 /* <text:span text:style-name="T133">hours */</text:span></text:p>
      <text:p text:style-name="P165">#define MIN_DEC -89.0 /* no decs lower than this <text:span text:style-name="T133">(deg) */</text:span></text:p>
      <text:p text:style-name="P165">#define MAX_DEC 30.0 /* no decs higher than this <text:span text:style-name="T133">(deg) </text:span>*/</text:p>
      <text:p text:style-name="P165">#define MIN_FOCUS 24.0 /* no focus setting (mm) less than this */</text:p>
      <text:p text:style-name="P165">#define MAX_FOCUS 30.0/* no focus setting (mm) more than this */</text:p>
      <text:p text:style-name="P165">#define MIN_FOCUS_INCREMENT 0.025 /* no focus increment (mm) less than this */</text:p>
      <text:p text:style-name="P165">#define MAX_FOCUS_INCREMENT 0.10 /* no focus increment (mm) less than this */</text:p>
      <text:p text:style-name="P165">#define MAX_FOCUS_CHANGE 0.3 /* maximum change from expected default mm */</text:p>
      <text:p text:style-name="P165"><text:soft-page-break/>#define MAX_BAD_READOUTS 3 /* quit trying exposure after this many <text:span text:style-name="T133">failures</text:span> */</text:p>
      <text:p text:style-name="P165">#define CLEAR_INTERVAL 0.1 /* hours since last exposure to start <text:s/>clear */</text:p>
      <text:p text:style-name="P164">#define USE_12DEG_START 1 /* <text:span text:style-name="T134">1 or 0 to start at</text:span> 12- <text:span text:style-name="T134">or 18</text:span>deg twilight */</text:p>
      <text:p text:style-name="P164">#define USE_ANYTIME_START 1 /* <text:span text:style-name="T134">Start</text:span> <text:span text:style-name="T134">anytime, ignore sun altitude */ </text:span></text:p>
      <text:p text:style-name="P163"/>
      <text:p text:style-name="P139"><text:span text:style-name="T132">7</text:span>. <text:span text:style-name="T2">Operation</text:span></text:p>
      <text:p text:style-name="P139"><text:span text:style-name="T2"/></text:p>
      <text:p text:style-name="P170"><text:change-end text:change-id="ct94868868040592"/><text:change-start text:change-id="ct94868913304592"/><text:span text:style-name="T100"> </text:span><text:change-end text:change-id="ct94868913304592"/><text:change-start text:change-id="ct94868919171248"/><text:span text:style-name="T100"> <text:s/></text:span><text:change-end text:change-id="ct94868919171248"/><text:change-start text:change-id="ct94868920064784"/><text:span text:style-name="T102">Remote </text:span><text:span text:style-name="T103">and Local operations</text:span><text:span text:style-name="T97">:</text:span></text:p>
      <text:p text:style-name="P170"><text:span text:style-name="T97"/></text:p>
      <text:p text:style-name="P176"><text:span text:style-name="T97">1. </text:span><text:span text:style-name="T98">L</text:span><text:span text:style-name="T97">og in to ESO VPN.</text:span></text:p>
      <text:p text:style-name="P174"><text:span text:style-name="T97">2. Connect to </text:span><text:span text:style-name="T98">the vnc server on </text:span><text:span text:style-name="T97">ls4-nuc </text:span><text:change-end text:change-id="ct94868920064784"/><text:change-start text:change-id="ct94868914435904"/><text:span text:style-name="T98">(</text:span><text:change-end text:change-id="ct94868914435904"/><text:change-start text:change-id="ct94868924212432"/><text:span text:style-name="T97">134.171.80.150:5902</text:span><text:span text:style-name="T98">)</text:span></text:p>
      <text:p text:style-name="P174"><text:span text:style-name="T97">3. Open a terminal window</text:span></text:p>
      <text:p text:style-name="P174"><text:span text:style-name="T97">4. Log in to ls4-workstn as observer (use “observer” alias)</text:span></text:p>
      <text:p text:style-name="P174"><text:span text:style-name="T97">5. Start the telescope controller using “start_questctl”</text:span></text:p>
      <text:p text:style-name="P174"><text:span text:style-name="T97">(note: controller will report errors until telescope control is given to questctl using “alt 1” on TCS keyboard).</text:span></text:p>
      <text:p text:style-name="P175"><text:span text:style-name="T97">6. Log out from ls4-workstn.</text:span></text:p>
      <text:p text:style-name="P175"><text:span text:style-name="T97">7. Enter “observer”.</text:span></text:p>
      <text:p text:style-name="P175"><text:span text:style-name="T97">This will launch several windows showing the message logs from questctl, ccp (the camera controller), the scheduler, and an obs-control script</text:span></text:p>
      <text:p text:style-name="P174"><text:span text:style-name="T97">8.Use obs-control window start/stop scheduler and ls4_control (aka “ccp”)</text:span></text:p>
      <text:p text:style-name="P172"><text:span text:style-name="T97"><text:s text:c="3"/></text:span><text:span text:style-name="T98">9.</text:span><text:span text:style-name="T97">Use “opendome_raw” and “closedome” to open/close dome. </text:span><text:span text:style-name="T98">Closing the dome still pause the scheduler until the dome is opened again. </text:span></text:p>
      <text:p text:style-name="P169"><text:span text:style-name="T97"><text:s text:c="3"/></text:span></text:p>
      <text:p text:style-name="P169"><text:span text:style-name="T97"><text:s text:c="3"/></text:span><text:span text:style-name="T102">Engineering</text:span><text:span text:style-name="T97">:</text:span></text:p>
      <text:p text:style-name="P169"><text:span text:style-name="T97"/></text:p>
      <text:p text:style-name="P169"><text:span text:style-name="T97"><text:s text:c="3"/></text:span><text:span text:style-name="T98">Login to ls4-workstn as observer.</text:span></text:p>
      <text:p text:style-name="P169"><text:span text:style-name="T98"><text:s text:c="3"/>Use “start_questctl” and “stop_questctl” to start/stop telescope controller.</text:span></text:p>
      <text:p text:style-name="P169"><text:span text:style-name="T98"><text:s text:c="3"/>Use “obs-control” to start/stop scheduler.</text:span></text:p>
      <text:p text:style-name="P169"><text:span text:style-name="T98"><text:s text:c="3"/>Use “restart_ccp” to start/stop camera controller.</text:span></text:p>
      <text:p text:style-name="P169"><text:span text:style-name="T97"/></text:p>
      <text:p text:style-name="P169"><text:span text:style-name="T97"><text:s text:c="5"/></text:span></text:p>
      <text:p text:style-name="P169"><text:span text:style-name="T97"/></text:p>
      <text:p text:style-name="P169"><text:span text:style-name="T97"/></text:p>
      <text:p text:style-name="P169"><text:change-end text:change-id="ct94868924212432"/><text:change-start text:change-id="ct94868913380880"/><text:span text:style-name="T97"/></text:p>
      <text:p text:style-name="P135"/>
      <text:p text:style-name="P139"/>
      <text:p text:style-name="P133"><text:line-break/></text:p>
      <text:p text:style-name="P134"><text:s/><text:change-end text:change-id="ct9486891338088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30T11:36:11.851434596</dc:date>
    <meta:editing-duration>PT2H40M41S</meta:editing-duration>
    <meta:editing-cycles>33</meta:editing-cycles>
    <meta:generator>LibreOffice/7.1.8.1$Linux_X86_64 LibreOffice_project/10$Build-1</meta:generator>
    <meta:document-statistic meta:table-count="0" meta:image-count="0" meta:object-count="0" meta:page-count="8" meta:paragraph-count="245" meta:word-count="2037" meta:character-count="13981" meta:non-whitespace-character-count="11520"/>
  </office:meta>
</office:document-meta>
</file>